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mm"/>
    </style:style>
    <style:style style:name="co2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188.26mm"/>
    </style:style>
    <style:style style:name="co4" style:family="table-column">
      <style:table-column-properties fo:break-before="auto" style:column-width="9.24mm"/>
    </style:style>
    <style:style style:name="co5" style:family="table-column">
      <style:table-column-properties fo:break-before="auto" style:column-width="95.8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6.73mm"/>
    </style:style>
    <style:style style:name="co8" style:family="table-column">
      <style:table-column-properties fo:break-before="auto" style:column-width="95.67mm"/>
    </style:style>
    <style:style style:name="co9" style:family="table-column">
      <style:table-column-properties fo:break-before="auto" style:column-width="9.53mm"/>
    </style:style>
    <style:style style:name="co10" style:family="table-column">
      <style:table-column-properties fo:break-before="auto" style:column-width="10.07mm"/>
    </style:style>
    <style:style style:name="co11" style:family="table-column">
      <style:table-column-properties fo:break-before="auto" style:column-width="52.09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 style:data-style-name="N100">
      <style:text-properties style:font-name="Liberation Mono" fo:font-size="12pt" style:font-size-asian="12pt" style:font-size-complex="12pt"/>
    </style:style>
    <style:style style:name="ce3" style:family="table-cell" style:parent-style-name="Default">
      <style:text-properties style:font-name="Liberation Mono" fo:font-size="12pt" style:font-size-asian="12pt" style:font-size-complex="12pt"/>
    </style:style>
    <style:style style:name="ce4" style:family="table-cell" style:parent-style-name="Default">
      <style:table-cell-properties fo:background-color="#00a933"/>
      <style:text-properties fo:color="#ffffff" style:font-name="Liberation Mono" fo:font-size="12pt" style:font-size-asian="12pt" style:font-size-complex="12pt"/>
    </style:style>
    <style:style style:name="ce5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  <style:text-properties fo:color="#ffffff" style:font-name="Liberation Mono" fo:font-size="12pt" style:font-size-asian="12pt" style:font-size-complex="12pt"/>
    </style:style>
    <style:style style:name="ce6" style:family="table-cell" style:parent-style-name="Default">
      <style:text-properties fo:color="#ffffff" style:font-name="Liberation Mono" fo:font-size="12pt" style:font-size-asian="12pt" style:font-size-complex="12pt"/>
    </style:style>
    <style:style style:name="ce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  <style:text-properties fo:color="#ffffff" style:font-name="Liberation Mono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0000" style:font-name="Liberation Mono" fo:font-size="12pt" fo:font-weight="bold" style:font-size-asian="12pt" style:font-weight-asian="bold" style:font-name-complex="Lohit Devanagari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Liberation Mono" fo:font-size="12pt" fo:font-weight="bold" style:font-size-asian="12pt" style:font-weight-asian="bold" style:font-name-complex="Lohit Devanagari" style:font-size-complex="12pt" style:font-weight-complex="bold"/>
    </style:style>
    <style:style style:name="ce10" style:family="table-cell" style:parent-style-name="Default">
      <style:table-cell-properties fo:background-color="#999999" style:vertical-align="middle"/>
      <style:text-properties fo:color="#ffffff" style:font-name="Liberation Mono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mm"/>
      <style:text-properties fo:color="#ffffff" style:font-name="Liberation Mono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Liberation Mono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ANZ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6" table:default-cell-style-name="ce3"/>
        <table:table-row table:style-name="ro1">
          <table:table-cell table:style-name="ce2" office:value-type="string" calcext:value-type="string">
            <text:p>29/03/20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ERSAL OF ACCOUNT SERVICING FEE MINIMUM $2000 IN DEPOSITS RECEIVED</text:p>
          </table:table-cell>
          <table:table-cell/>
          <table:table-cell table:formula="of:=INDEX(catagories;MATCH(1;ISNUMBER(SEARCH(keys;[.C1]));0))" office:value-type="string" office:string-value="" calcext:value-type="error">
            <text:p>#N/A</text:p>
          </table:table-cell>
          <table:table-cell table:formula="of:=VLOOKUP([.E1];[$keywords.$E$2:.$F$21];2;0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9/03/2019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ACCOUNT SERVICING FEE</text:p>
          </table:table-cell>
          <table:table-cell/>
          <table:table-cell table:formula="of:=INDEX(catagories;MATCH(1;ISNUMBER(SEARCH(keys;[.C2]));0))" office:value-type="string" office:string-value="" calcext:value-type="error">
            <text:p>#N/A</text:p>
          </table:table-cell>
          <table:table-cell table:formula="of:=VLOOKUP([.E2];[$keywords.$E$2:.$F$21];2;0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9/03/2019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M-BANKING FUNDS TFER TRANSFER 649272 <text:s/>TO <text:s/>014536587763751</text:p>
          </table:table-cell>
          <table:table-cell/>
          <table:table-cell table:formula="of:=INDEX(catagories;MATCH(1;ISNUMBER(SEARCH(keys;[.C3]));0))" office:value-type="string" office:string-value="Saving -- Other" calcext:value-type="string">
            <text:p>Saving -- Other</text:p>
          </table:table-cell>
          <table:table-cell table:formula="of:=VLOOKUP([.E3];[$keywords.$E$2:.$F$21];2;0)" office:value-type="string" office:string-value="G99" calcext:value-type="string">
            <text:p>G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9/03/2019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INTERNET BANKING BPAY COMMONWEALTH CARDS <text:s text:c="11"/>{649913}</text:p>
          </table:table-cell>
          <table:table-cell/>
          <table:table-cell table:formula="of:=INDEX(catagories;MATCH(1;ISNUMBER(SEARCH(keys;[.C4]));0))" office:value-type="string" office:string-value="Debt -- Credit Card" calcext:value-type="string">
            <text:p>Debt -- Credit Card</text:p>
          </table:table-cell>
          <table:table-cell table:formula="of:=VLOOKUP([.E4];[$keywords.$E$2:.$F$21];2;0)" office:value-type="string" office:string-value="F01" calcext:value-type="string">
            <text:p>F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9/03/2019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088420729143V</text:p>
          </table:table-cell>
          <table:table-cell/>
          <table:table-cell table:formula="of:=INDEX(catagories;MATCH(1;ISNUMBER(SEARCH(keys;[.C5]));0))" office:value-type="string" office:string-value="Debt -- Other" calcext:value-type="string">
            <text:p>Debt -- Other</text:p>
          </table:table-cell>
          <table:table-cell table:formula="of:=VLOOKUP([.E5];[$keywords.$E$2:.$F$21];2;0)" office:value-type="string" office:string-value="F99" calcext:value-type="string">
            <text:p>F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9/03/2019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M-BANKING FUNDS TFER TRANSFER 649535 <text:s/>TO 4564627119604502</text:p>
          </table:table-cell>
          <table:table-cell/>
          <table:table-cell table:formula="of:=INDEX(catagories;MATCH(1;ISNUMBER(SEARCH(keys;[.C6]));0))" office:value-type="string" office:string-value="Saving -- Other" calcext:value-type="string">
            <text:p>Saving -- Other</text:p>
          </table:table-cell>
          <table:table-cell table:formula="of:=VLOOKUP([.E6];[$keywords.$E$2:.$F$21];2;0)" office:value-type="string" office:string-value="G99" calcext:value-type="string">
            <text:p>G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9/03/2019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GRFU0LDZ</text:p>
          </table:table-cell>
          <table:table-cell/>
          <table:table-cell table:formula="of:=INDEX(catagories;MATCH(1;ISNUMBER(SEARCH(keys;[.C7]));0))" office:value-type="string" office:string-value="Medical/Health -- Health Club" calcext:value-type="string">
            <text:p>Medical/Health -- Health Club</text:p>
          </table:table-cell>
          <table:table-cell table:formula="of:=VLOOKUP([.E7];[$keywords.$E$2:.$F$21];2;0)" office:value-type="string" office:string-value="C04" calcext:value-type="string">
            <text:p>C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9/03/2019</text:p>
          </table:table-cell>
          <table:table-cell office:value-type="float" office:value="-22.25" calcext:value-type="float">
            <text:p>-22.25</text:p>
          </table:table-cell>
          <table:table-cell office:value-type="string" calcext:value-type="string">
            <text:p>EFTPOS WOOLWORTHS <text:s text:c="5"/>2691\PACIFIC PINE QLD AU</text:p>
          </table:table-cell>
          <table:table-cell/>
          <table:table-cell table:formula="of:=INDEX(catagories;MATCH(1;ISNUMBER(SEARCH(keys;[.C8]));0))" office:value-type="string" office:string-value="Daily Living -- Groceries" calcext:value-type="string">
            <text:p>Daily Living -- Groceries</text:p>
          </table:table-cell>
          <table:table-cell table:formula="of:=VLOOKUP([.E8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9/03/2019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088420729145K</text:p>
          </table:table-cell>
          <table:table-cell/>
          <table:table-cell table:formula="of:=INDEX(catagories;MATCH(1;ISNUMBER(SEARCH(keys;[.C9]));0))" office:value-type="string" office:string-value="Debt -- Other" calcext:value-type="string">
            <text:p>Debt -- Other</text:p>
          </table:table-cell>
          <table:table-cell table:formula="of:=VLOOKUP([.E9];[$keywords.$E$2:.$F$21];2;0)" office:value-type="string" office:string-value="F99" calcext:value-type="string">
            <text:p>F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8/03/2019</text:p>
          </table:table-cell>
          <table:table-cell office:value-type="float" office:value="-32.16" calcext:value-type="float">
            <text:p>-32.16</text:p>
          </table:table-cell>
          <table:table-cell office:value-type="string" calcext:value-type="string">
            <text:p>VISA DEBIT PURCHASE CARD 7079 WW PETROL 2229 GAVEN</text:p>
          </table:table-cell>
          <table:table-cell/>
          <table:table-cell table:formula="of:=INDEX(catagories;MATCH(1;ISNUMBER(SEARCH(keys;[.C10]));0))" office:value-type="string" office:string-value="Transportation -- Fuel" calcext:value-type="string">
            <text:p>Transportation -- Fuel</text:p>
          </table:table-cell>
          <table:table-cell table:formula="of:=VLOOKUP([.E10];[$keywords.$E$2:.$F$21];2;0)" office:value-type="string" office:string-value="B01" calcext:value-type="string">
            <text:p>B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8/03/2019</text:p>
          </table:table-cell>
          <table:table-cell office:value-type="float" office:value="-15.17" calcext:value-type="float">
            <text:p>-15.17</text:p>
          </table:table-cell>
          <table:table-cell office:value-type="string" calcext:value-type="string">
            <text:p>VISA DEBIT PURCHASE CARD 7079 WOOLWORTHS 2691 PACIFIC PINES</text:p>
          </table:table-cell>
          <table:table-cell/>
          <table:table-cell table:formula="of:=INDEX(catagories;MATCH(1;ISNUMBER(SEARCH(keys;[.C11]));0))" office:value-type="string" office:string-value="Daily Living -- Groceries" calcext:value-type="string">
            <text:p>Daily Living -- Groceries</text:p>
          </table:table-cell>
          <table:table-cell table:formula="of:=VLOOKUP([.E11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8/03/2019</text:p>
          </table:table-cell>
          <table:table-cell office:value-type="float" office:value="-3.3" calcext:value-type="float">
            <text:p>-3.3</text:p>
          </table:table-cell>
          <table:table-cell office:value-type="string" calcext:value-type="string">
            <text:p>VISA DEBIT PURCHASE CARD 7079 WOOLWORTHS 2691 PACIFIC PINES</text:p>
          </table:table-cell>
          <table:table-cell/>
          <table:table-cell table:formula="of:=INDEX(catagories;MATCH(1;ISNUMBER(SEARCH(keys;[.C12]));0))" office:value-type="string" office:string-value="Daily Living -- Groceries" calcext:value-type="string">
            <text:p>Daily Living -- Groceries</text:p>
          </table:table-cell>
          <table:table-cell table:formula="of:=VLOOKUP([.E12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8/03/2019</text:p>
          </table:table-cell>
          <table:table-cell office:value-type="float" office:value="863.65" calcext:value-type="float">
            <text:p>863.65</text:p>
          </table:table-cell>
          <table:table-cell office:value-type="string" calcext:value-type="string">
            <text:p>PAY/SALARY FROM DART LASER EMPLO GCI WAGES</text:p>
          </table:table-cell>
          <table:table-cell/>
          <table:table-cell table:formula="of:=INDEX(catagories;MATCH(1;ISNUMBER(SEARCH(keys;[.C13]));0))" office:value-type="string" office:string-value="" calcext:value-type="error">
            <text:p>#N/A</text:p>
          </table:table-cell>
          <table:table-cell table:formula="of:=VLOOKUP([.E13];[$keywords.$E$2:.$F$21];2;0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8/03/20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Z M-BANKING FUNDS TFER TRANSFER 910351 <text:s/>FROM <text:s text:c="6"/>587763751</text:p>
          </table:table-cell>
          <table:table-cell/>
          <table:table-cell table:formula="of:=INDEX(catagories;MATCH(1;ISNUMBER(SEARCH(keys;[.C14]));0))" office:value-type="string" office:string-value="Saving -- Other" calcext:value-type="string">
            <text:p>Saving -- Other</text:p>
          </table:table-cell>
          <table:table-cell table:formula="of:=VLOOKUP([.E14];[$keywords.$E$2:.$F$21];2;0)" office:value-type="string" office:string-value="G99" calcext:value-type="string">
            <text:p>G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7/03/2019</text:p>
          </table:table-cell>
          <table:table-cell office:value-type="float" office:value="-57" calcext:value-type="float">
            <text:p>-57</text:p>
          </table:table-cell>
          <table:table-cell office:value-type="string" calcext:value-type="string">
            <text:p>VISA DEBIT PURCHASE CARD 7079 PACIFIC PINES PRIMARY PACIFIC PINES</text:p>
          </table:table-cell>
          <table:table-cell/>
          <table:table-cell table:formula="of:=INDEX(catagories;MATCH(1;ISNUMBER(SEARCH(keys;[.C15]));0))" office:value-type="string" office:string-value="Daily Living -- Education/Lessons" calcext:value-type="string">
            <text:p>Daily Living -- Education/Lessons</text:p>
          </table:table-cell>
          <table:table-cell table:formula="of:=VLOOKUP([.E15];[$keywords.$E$2:.$F$21];2;0)" office:value-type="string" office:string-value="D05" calcext:value-type="string">
            <text:p>D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7/03/2019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VISA DEBIT PURCHASE CARD 7079 K TOWN SUPERMARKET SOUTHPORT</text:p>
          </table:table-cell>
          <table:table-cell/>
          <table:table-cell table:formula="of:=INDEX(catagories;MATCH(1;ISNUMBER(SEARCH(keys;[.C16]));0))" office:value-type="string" office:string-value="Daily Living -- Groceries" calcext:value-type="string">
            <text:p>Daily Living -- Groceries</text:p>
          </table:table-cell>
          <table:table-cell table:formula="of:=VLOOKUP([.E16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6/03/2019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/>
          <table:table-cell table:formula="of:=INDEX(catagories;MATCH(1;ISNUMBER(SEARCH(keys;[.C17]));0))" office:value-type="string" office:string-value="" calcext:value-type="error">
            <text:p>#N/A</text:p>
          </table:table-cell>
          <table:table-cell table:formula="of:=VLOOKUP([.E17];[$keywords.$E$2:.$F$21];2;0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6/03/2019</text:p>
          </table:table-cell>
          <table:table-cell office:value-type="float" office:value="-10.3" calcext:value-type="float">
            <text:p>-10.3</text:p>
          </table:table-cell>
          <table:table-cell office:value-type="string" calcext:value-type="string">
            <text:p>EFTPOS WOOLWORTHS <text:s text:c="5"/>2691\PACIFIC PINE QLD AU</text:p>
          </table:table-cell>
          <table:table-cell/>
          <table:table-cell table:formula="of:=INDEX(catagories;MATCH(1;ISNUMBER(SEARCH(keys;[.C18]));0))" office:value-type="string" office:string-value="Daily Living -- Groceries" calcext:value-type="string">
            <text:p>Daily Living -- Groceries</text:p>
          </table:table-cell>
          <table:table-cell table:formula="of:=VLOOKUP([.E18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6/03/2019</text:p>
          </table:table-cell>
          <table:table-cell office:value-type="float" office:value="-20.56" calcext:value-type="float">
            <text:p>-20.56</text:p>
          </table:table-cell>
          <table:table-cell office:value-type="string" calcext:value-type="string">
            <text:p>VISA DEBIT PURCHASE CARD 7079 HELENSVALE DIS FRUIT HELENSVALE</text:p>
          </table:table-cell>
          <table:table-cell/>
          <table:table-cell table:formula="of:=INDEX(catagories;MATCH(1;ISNUMBER(SEARCH(keys;[.C19]));0))" office:value-type="string" office:string-value="Daily Living -- Groceries" calcext:value-type="string">
            <text:p>Daily Living -- Groceries</text:p>
          </table:table-cell>
          <table:table-cell table:formula="of:=VLOOKUP([.E19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5/03/2019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/>
          <table:table-cell table:formula="of:=INDEX(catagories;MATCH(1;ISNUMBER(SEARCH(keys;[.C20]));0))" office:value-type="string" office:string-value="" calcext:value-type="error">
            <text:p>#N/A</text:p>
          </table:table-cell>
          <table:table-cell table:formula="of:=VLOOKUP([.E20];[$keywords.$E$2:.$F$21];2;0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5/03/2019</text:p>
          </table:table-cell>
          <table:table-cell office:value-type="float" office:value="-14.6" calcext:value-type="float">
            <text:p>-14.6</text:p>
          </table:table-cell>
          <table:table-cell office:value-type="string" calcext:value-type="string">
            <text:p>EFTPOS WOOLWORTHS <text:s text:c="5"/>2691\PACIFIC PINE QLD AU</text:p>
          </table:table-cell>
          <table:table-cell/>
          <table:table-cell table:formula="of:=INDEX(catagories;MATCH(1;ISNUMBER(SEARCH(keys;[.C21]));0))" office:value-type="string" office:string-value="Daily Living -- Groceries" calcext:value-type="string">
            <text:p>Daily Living -- Groceries</text:p>
          </table:table-cell>
          <table:table-cell table:formula="of:=VLOOKUP([.E21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5/03/2019</text:p>
          </table:table-cell>
          <table:table-cell office:value-type="float" office:value="-36.26" calcext:value-type="float">
            <text:p>-36.26</text:p>
          </table:table-cell>
          <table:table-cell office:value-type="string" calcext:value-type="string">
            <text:p>VISA DEBIT PURCHASE CARD 7079 WOOLWORTHS 2713 HELENSVALE</text:p>
          </table:table-cell>
          <table:table-cell/>
          <table:table-cell table:formula="of:=INDEX(catagories;MATCH(1;ISNUMBER(SEARCH(keys;[.C22]));0))" office:value-type="string" office:string-value="Daily Living -- Groceries" calcext:value-type="string">
            <text:p>Daily Living -- Groceries</text:p>
          </table:table-cell>
          <table:table-cell table:formula="of:=VLOOKUP([.E22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5/03/2019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/>
          <table:table-cell table:formula="of:=INDEX(catagories;MATCH(1;ISNUMBER(SEARCH(keys;[.C23]));0))" office:value-type="string" office:string-value="" calcext:value-type="error">
            <text:p>#N/A</text:p>
          </table:table-cell>
          <table:table-cell table:formula="of:=VLOOKUP([.E23];[$keywords.$E$2:.$F$21];2;0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5/03/2019</text:p>
          </table:table-cell>
          <table:table-cell office:value-type="float" office:value="-65.7" calcext:value-type="float">
            <text:p>-65.7</text:p>
          </table:table-cell>
          <table:table-cell office:value-type="string" calcext:value-type="string">
            <text:p>EFTPOS WOOLWORTHS <text:s text:c="5"/>2691\PACIFIC PINE QLD AU</text:p>
          </table:table-cell>
          <table:table-cell/>
          <table:table-cell table:formula="of:=INDEX(catagories;MATCH(1;ISNUMBER(SEARCH(keys;[.C24]));0))" office:value-type="string" office:string-value="Daily Living -- Groceries" calcext:value-type="string">
            <text:p>Daily Living -- Groceries</text:p>
          </table:table-cell>
          <table:table-cell table:formula="of:=VLOOKUP([.E24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5/03/2019</text:p>
          </table:table-cell>
          <table:table-cell office:value-type="float" office:value="-55.05" calcext:value-type="float">
            <text:p>-55.05</text:p>
          </table:table-cell>
          <table:table-cell office:value-type="string" calcext:value-type="string">
            <text:p>EFTPOS 7-ELEVEN 4154 <text:s text:c="11"/>PACIFIC PINESQL</text:p>
          </table:table-cell>
          <table:table-cell/>
          <table:table-cell table:formula="of:=INDEX(catagories;MATCH(1;ISNUMBER(SEARCH(keys;[.C25]));0))" office:value-type="string" office:string-value="Transportation -- Fuel" calcext:value-type="string">
            <text:p>Transportation -- Fuel</text:p>
          </table:table-cell>
          <table:table-cell table:formula="of:=VLOOKUP([.E25];[$keywords.$E$2:.$F$21];2;0)" office:value-type="string" office:string-value="B01" calcext:value-type="string">
            <text:p>B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5/03/2019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VISA DEBIT PURCHASE CARD 7079 JUMMPS PARKWOOD PTY LT PARKWOOD</text:p>
          </table:table-cell>
          <table:table-cell/>
          <table:table-cell table:formula="of:=INDEX(catagories;MATCH(1;ISNUMBER(SEARCH(keys;[.C26]));0))" office:value-type="string" office:string-value="Entertainment -- Other" calcext:value-type="string">
            <text:p>Entertainment -- Other</text:p>
          </table:table-cell>
          <table:table-cell table:formula="of:=VLOOKUP([.E26];[$keywords.$E$2:.$F$21];2;0)" office:value-type="string" office:string-value="E99" calcext:value-type="string">
            <text:p>E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5/03/2019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VISA DEBIT PURCHASE CARD 7079 WOOLWORTHS 2691 PACIFIC PINES</text:p>
          </table:table-cell>
          <table:table-cell/>
          <table:table-cell table:formula="of:=INDEX(catagories;MATCH(1;ISNUMBER(SEARCH(keys;[.C27]));0))" office:value-type="string" office:string-value="Daily Living -- Groceries" calcext:value-type="string">
            <text:p>Daily Living -- Groceries</text:p>
          </table:table-cell>
          <table:table-cell table:formula="of:=VLOOKUP([.E27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2/03/2019</text:p>
          </table:table-cell>
          <table:table-cell office:value-type="float" office:value="-840" calcext:value-type="float">
            <text:p>-840</text:p>
          </table:table-cell>
          <table:table-cell office:value-type="string" calcext:value-type="string">
            <text:p>ANZ M-BANKING PAYMENT TRANSFER 234204 TO DHC <text:s/>INVESTMENT</text:p>
          </table:table-cell>
          <table:table-cell/>
          <table:table-cell table:formula="of:=INDEX(catagories;MATCH(1;ISNUMBER(SEARCH(keys;[.C28]));0))" office:value-type="string" office:string-value="Housing Expenses -- Rent" calcext:value-type="string">
            <text:p>Housing Expenses -- Rent</text:p>
          </table:table-cell>
          <table:table-cell table:formula="of:=VLOOKUP([.E28];[$keywords.$E$2:.$F$21];2;0)" office:value-type="string" office:string-value="A02" calcext:value-type="string">
            <text:p>A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2/03/2019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ANZ M-BANKING FUNDS TFER TRANSFER 234408 <text:s/>TO <text:s/>014536587763751</text:p>
          </table:table-cell>
          <table:table-cell/>
          <table:table-cell table:formula="of:=INDEX(catagories;MATCH(1;ISNUMBER(SEARCH(keys;[.C29]));0))" office:value-type="string" office:string-value="Saving -- Other" calcext:value-type="string">
            <text:p>Saving -- Other</text:p>
          </table:table-cell>
          <table:table-cell table:formula="of:=VLOOKUP([.E29];[$keywords.$E$2:.$F$21];2;0)" office:value-type="string" office:string-value="G99" calcext:value-type="string">
            <text:p>G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2/03/2019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234567 <text:s/>TO 4564627119604502</text:p>
          </table:table-cell>
          <table:table-cell/>
          <table:table-cell table:formula="of:=INDEX(catagories;MATCH(1;ISNUMBER(SEARCH(keys;[.C30]));0))" office:value-type="string" office:string-value="Saving -- Other" calcext:value-type="string">
            <text:p>Saving -- Other</text:p>
          </table:table-cell>
          <table:table-cell table:formula="of:=VLOOKUP([.E30];[$keywords.$E$2:.$F$21];2;0)" office:value-type="string" office:string-value="G99" calcext:value-type="string">
            <text:p>G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2/03/2019</text:p>
          </table:table-cell>
          <table:table-cell office:value-type="float" office:value="-27.95" calcext:value-type="float">
            <text:p>-27.95</text:p>
          </table:table-cell>
          <table:table-cell office:value-type="string" calcext:value-type="string">
            <text:p>EFTPOS MCDONALDS PACIFIC PIN PACIFIC PINESQLDAU</text:p>
          </table:table-cell>
          <table:table-cell/>
          <table:table-cell table:formula="of:=INDEX(catagories;MATCH(1;ISNUMBER(SEARCH(keys;[.C31]));0))" office:value-type="string" office:string-value="Daily Living -- Dining/Eating Out" calcext:value-type="string">
            <text:p>Daily Living -- Dining/Eating Out</text:p>
          </table:table-cell>
          <table:table-cell table:formula="of:=VLOOKUP([.E31];[$keywords.$E$2:.$F$21];2;0)" office:value-type="string" office:string-value="D06" calcext:value-type="string">
            <text:p>D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2/03/2019</text:p>
          </table:table-cell>
          <table:table-cell office:value-type="float" office:value="-7.98" calcext:value-type="float">
            <text:p>-7.98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/>
          <table:table-cell table:formula="of:=INDEX(catagories;MATCH(1;ISNUMBER(SEARCH(keys;[.C32]));0))" office:value-type="string" office:string-value="Daily Living -- Groceries" calcext:value-type="string">
            <text:p>Daily Living -- Groceries</text:p>
          </table:table-cell>
          <table:table-cell table:formula="of:=VLOOKUP([.E32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1/03/2019</text:p>
          </table:table-cell>
          <table:table-cell office:value-type="float" office:value="-43.63" calcext:value-type="float">
            <text:p>-43.63</text:p>
          </table:table-cell>
          <table:table-cell office:value-type="string" calcext:value-type="string">
            <text:p>EFTPOS WOOLWORTHS <text:s text:c="5"/>2691\PACIFIC PINE QLD AU</text:p>
          </table:table-cell>
          <table:table-cell/>
          <table:table-cell table:formula="of:=INDEX(catagories;MATCH(1;ISNUMBER(SEARCH(keys;[.C33]));0))" office:value-type="string" office:string-value="Daily Living -- Groceries" calcext:value-type="string">
            <text:p>Daily Living -- Groceries</text:p>
          </table:table-cell>
          <table:table-cell table:formula="of:=VLOOKUP([.E33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1/03/2019</text:p>
          </table:table-cell>
          <table:table-cell office:value-type="float" office:value="-29.65" calcext:value-type="float">
            <text:p>-29.65</text:p>
          </table:table-cell>
          <table:table-cell office:value-type="string" calcext:value-type="string">
            <text:p>EFTPOS WOOLWORTHS <text:s text:c="5"/>2691\PACIFIC PINE QLD AU</text:p>
          </table:table-cell>
          <table:table-cell/>
          <table:table-cell table:formula="of:=INDEX(catagories;MATCH(1;ISNUMBER(SEARCH(keys;[.C34]));0))" office:value-type="string" office:string-value="Daily Living -- Groceries" calcext:value-type="string">
            <text:p>Daily Living -- Groceries</text:p>
          </table:table-cell>
          <table:table-cell table:formula="of:=VLOOKUP([.E34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1/03/2019</text:p>
          </table:table-cell>
          <table:table-cell office:value-type="float" office:value="-14.85" calcext:value-type="float">
            <text:p>-14.85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/>
          <table:table-cell table:formula="of:=INDEX(catagories;MATCH(1;ISNUMBER(SEARCH(keys;[.C35]));0))" office:value-type="string" office:string-value="Daily Living -- Groceries" calcext:value-type="string">
            <text:p>Daily Living -- Groceries</text:p>
          </table:table-cell>
          <table:table-cell table:formula="of:=VLOOKUP([.E35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1/03/2019</text:p>
          </table:table-cell>
          <table:table-cell office:value-type="float" office:value="863.65" calcext:value-type="float">
            <text:p>863.65</text:p>
          </table:table-cell>
          <table:table-cell office:value-type="string" calcext:value-type="string">
            <text:p>PAY/SALARY FROM DART LASER EMPLO GCI WAGES</text:p>
          </table:table-cell>
          <table:table-cell/>
          <table:table-cell table:formula="of:=INDEX(catagories;MATCH(1;ISNUMBER(SEARCH(keys;[.C36]));0))" office:value-type="string" office:string-value="" calcext:value-type="error">
            <text:p>#N/A</text:p>
          </table:table-cell>
          <table:table-cell table:formula="of:=VLOOKUP([.E36];[$keywords.$E$2:.$F$21];2;0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/03/2019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DEBIT INTEREST CHARGED</text:p>
          </table:table-cell>
          <table:table-cell/>
          <table:table-cell table:formula="of:=INDEX(catagories;MATCH(1;ISNUMBER(SEARCH(keys;[.C37]));0))" office:value-type="string" office:string-value="" calcext:value-type="error">
            <text:p>#N/A</text:p>
          </table:table-cell>
          <table:table-cell table:formula="of:=VLOOKUP([.E37];[$keywords.$E$2:.$F$21];2;0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/03/2019</text:p>
          </table:table-cell>
          <table:table-cell office:value-type="float" office:value="-970" calcext:value-type="float">
            <text:p>-97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/>
          <table:table-cell table:formula="of:=INDEX(catagories;MATCH(1;ISNUMBER(SEARCH(keys;[.C38]));0))" office:value-type="string" office:string-value="" calcext:value-type="error">
            <text:p>#N/A</text:p>
          </table:table-cell>
          <table:table-cell table:formula="of:=VLOOKUP([.E38];[$keywords.$E$2:.$F$21];2;0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/03/2019</text:p>
          </table:table-cell>
          <table:table-cell office:value-type="float" office:value="-34.54" calcext:value-type="float">
            <text:p>-34.54</text:p>
          </table:table-cell>
          <table:table-cell office:value-type="string" calcext:value-type="string">
            <text:p>VISA DEBIT PURCHASE CARD 7079 WW PETROL 2229 GAVEN</text:p>
          </table:table-cell>
          <table:table-cell/>
          <table:table-cell table:formula="of:=INDEX(catagories;MATCH(1;ISNUMBER(SEARCH(keys;[.C39]));0))" office:value-type="string" office:string-value="Transportation -- Fuel" calcext:value-type="string">
            <text:p>Transportation -- Fuel</text:p>
          </table:table-cell>
          <table:table-cell table:formula="of:=VLOOKUP([.E39];[$keywords.$E$2:.$F$21];2;0)" office:value-type="string" office:string-value="B01" calcext:value-type="string">
            <text:p>B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/03/2019</text:p>
          </table:table-cell>
          <table:table-cell office:value-type="float" office:value="1745.36" calcext:value-type="float">
            <text:p>1745.36</text:p>
          </table:table-cell>
          <table:table-cell office:value-type="string" calcext:value-type="string">
            <text:p>PAY/SALARY FROM QUEENSLAND HEALT SALARY 00342073</text:p>
          </table:table-cell>
          <table:table-cell/>
          <table:table-cell table:formula="of:=INDEX(catagories;MATCH(1;ISNUMBER(SEARCH(keys;[.C40]));0))" office:value-type="string" office:string-value="" calcext:value-type="error">
            <text:p>#N/A</text:p>
          </table:table-cell>
          <table:table-cell table:formula="of:=VLOOKUP([.E40];[$keywords.$E$2:.$F$21];2;0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9/03/2019</text:p>
          </table:table-cell>
          <table:table-cell office:value-type="float" office:value="-11.1" calcext:value-type="float">
            <text:p>-11.1</text:p>
          </table:table-cell>
          <table:table-cell office:value-type="string" calcext:value-type="string">
            <text:p>VISA DEBIT PURCHASE CARD 7079 WOOLWORTHS 2691 PACIFIC PINES</text:p>
          </table:table-cell>
          <table:table-cell/>
          <table:table-cell table:formula="of:=INDEX(catagories;MATCH(1;ISNUMBER(SEARCH(keys;[.C41]));0))" office:value-type="string" office:string-value="Daily Living -- Groceries" calcext:value-type="string">
            <text:p>Daily Living -- Groceries</text:p>
          </table:table-cell>
          <table:table-cell table:formula="of:=VLOOKUP([.E41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9/03/20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Z M-BANKING FUNDS TFER TRANSFER 999389 <text:s/>FROM <text:s text:c="6"/>587763751</text:p>
          </table:table-cell>
          <table:table-cell/>
          <table:table-cell table:formula="of:=INDEX(catagories;MATCH(1;ISNUMBER(SEARCH(keys;[.C42]));0))" office:value-type="string" office:string-value="Saving -- Other" calcext:value-type="string">
            <text:p>Saving -- Other</text:p>
          </table:table-cell>
          <table:table-cell table:formula="of:=VLOOKUP([.E42];[$keywords.$E$2:.$F$21];2;0)" office:value-type="string" office:string-value="G99" calcext:value-type="string">
            <text:p>G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8/03/2019</text:p>
          </table:table-cell>
          <table:table-cell office:value-type="float" office:value="-77.25" calcext:value-type="float">
            <text:p>-77.25</text:p>
          </table:table-cell>
          <table:table-cell office:value-type="string" calcext:value-type="string">
            <text:p>PAYMENT TO MEDIBANK PRIVATE 006315903905</text:p>
          </table:table-cell>
          <table:table-cell/>
          <table:table-cell table:formula="of:=INDEX(catagories;MATCH(1;ISNUMBER(SEARCH(keys;[.C43]));0))" office:value-type="string" office:string-value="Medical/Health -- Insurance" calcext:value-type="string">
            <text:p>Medical/Health -- Insurance</text:p>
          </table:table-cell>
          <table:table-cell table:formula="of:=VLOOKUP([.E43];[$keywords.$E$2:.$F$21];2;0)" office:value-type="string" office:string-value="C01" calcext:value-type="string">
            <text:p>C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8/03/2019</text:p>
          </table:table-cell>
          <table:table-cell office:value-type="float" office:value="-16.18" calcext:value-type="float">
            <text:p>-16.18</text:p>
          </table:table-cell>
          <table:table-cell office:value-type="string" calcext:value-type="string">
            <text:p>PAYMENT TO PAYPAL AUSTRALIA 1005178585986</text:p>
          </table:table-cell>
          <table:table-cell/>
          <table:table-cell table:formula="of:=INDEX(catagories;MATCH(1;ISNUMBER(SEARCH(keys;[.C44]));0))" office:value-type="string" office:string-value="Daily Living -- Other" calcext:value-type="string">
            <text:p>Daily Living -- Other</text:p>
          </table:table-cell>
          <table:table-cell table:formula="of:=VLOOKUP([.E44];[$keywords.$E$2:.$F$21];2;0)" office:value-type="string" office:string-value="D99" calcext:value-type="string">
            <text:p>D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8/03/2019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VISA DEBIT PURCHASE CARD 7079 MS CHARCOAL PTY. LTD. RUNCORN</text:p>
          </table:table-cell>
          <table:table-cell/>
          <table:table-cell table:formula="of:=INDEX(catagories;MATCH(1;ISNUMBER(SEARCH(keys;[.C45]));0))" office:value-type="string" office:string-value="Daily Living -- Dining/Eating Out" calcext:value-type="string">
            <text:p>Daily Living -- Dining/Eating Out</text:p>
          </table:table-cell>
          <table:table-cell table:formula="of:=VLOOKUP([.E45];[$keywords.$E$2:.$F$21];2;0)" office:value-type="string" office:string-value="D06" calcext:value-type="string">
            <text:p>D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8/03/2019</text:p>
          </table:table-cell>
          <table:table-cell office:value-type="float" office:value="-40.9" calcext:value-type="float">
            <text:p>-40.9</text:p>
          </table:table-cell>
          <table:table-cell office:value-type="string" calcext:value-type="string">
            <text:p>EFTPOS DOMINO'S HELENSVALE <text:s text:c="5"/>HELENSVALE <text:s text:c="2"/>QL</text:p>
          </table:table-cell>
          <table:table-cell/>
          <table:table-cell table:formula="of:=INDEX(catagories;MATCH(1;ISNUMBER(SEARCH(keys;[.C46]));0))" office:value-type="string" office:string-value="Daily Living -- Groceries" calcext:value-type="string">
            <text:p>Daily Living -- Groceries</text:p>
          </table:table-cell>
          <table:table-cell table:formula="of:=VLOOKUP([.E46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8/03/2019</text:p>
          </table:table-cell>
          <table:table-cell office:value-type="float" office:value="-37.2" calcext:value-type="float">
            <text:p>-37.2</text:p>
          </table:table-cell>
          <table:table-cell office:value-type="string" calcext:value-type="string">
            <text:p>EFTPOS HANARO TRADING <text:s text:c="4"/>\SUNNYBANK <text:s text:c="8"/>AU</text:p>
          </table:table-cell>
          <table:table-cell/>
          <table:table-cell table:formula="of:=INDEX(catagories;MATCH(1;ISNUMBER(SEARCH(keys;[.C47]));0))" office:value-type="string" office:string-value="Daily Living -- Groceries" calcext:value-type="string">
            <text:p>Daily Living -- Groceries</text:p>
          </table:table-cell>
          <table:table-cell table:formula="of:=VLOOKUP([.E47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8/03/2019</text:p>
          </table:table-cell>
          <table:table-cell office:value-type="float" office:value="-33.5" calcext:value-type="float">
            <text:p>-33.5</text:p>
          </table:table-cell>
          <table:table-cell office:value-type="string" calcext:value-type="string">
            <text:p>EFTPOS WOOLWORTHS <text:s text:c="5"/>2691\PACIFIC PINE QLD AU</text:p>
          </table:table-cell>
          <table:table-cell/>
          <table:table-cell table:formula="of:=INDEX(catagories;MATCH(1;ISNUMBER(SEARCH(keys;[.C48]));0))" office:value-type="string" office:string-value="Daily Living -- Groceries" calcext:value-type="string">
            <text:p>Daily Living -- Groceries</text:p>
          </table:table-cell>
          <table:table-cell table:formula="of:=VLOOKUP([.E48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8/03/2019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EFTPOS WOOLWORTHS <text:s text:c="5"/>2691\PACIFIC PINE QLD AU</text:p>
          </table:table-cell>
          <table:table-cell/>
          <table:table-cell table:formula="of:=INDEX(catagories;MATCH(1;ISNUMBER(SEARCH(keys;[.C49]));0))" office:value-type="string" office:string-value="Daily Living -- Groceries" calcext:value-type="string">
            <text:p>Daily Living -- Groceries</text:p>
          </table:table-cell>
          <table:table-cell table:formula="of:=VLOOKUP([.E49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5/03/2019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074420729143V</text:p>
          </table:table-cell>
          <table:table-cell/>
          <table:table-cell table:formula="of:=INDEX(catagories;MATCH(1;ISNUMBER(SEARCH(keys;[.C50]));0))" office:value-type="string" office:string-value="Debt -- Other" calcext:value-type="string">
            <text:p>Debt -- Other</text:p>
          </table:table-cell>
          <table:table-cell table:formula="of:=VLOOKUP([.E50];[$keywords.$E$2:.$F$21];2;0)" office:value-type="string" office:string-value="F99" calcext:value-type="string">
            <text:p>F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5/03/2019</text:p>
          </table:table-cell>
          <table:table-cell office:value-type="float" office:value="-99" calcext:value-type="float">
            <text:p>-99</text:p>
          </table:table-cell>
          <table:table-cell office:value-type="string" calcext:value-type="string">
            <text:p>ANZ INTERNET BANKING BPAY TELSTRA CORP LTD <text:s text:c="13"/>{807202}</text:p>
          </table:table-cell>
          <table:table-cell/>
          <table:table-cell table:formula="of:=INDEX(catagories;MATCH(1;ISNUMBER(SEARCH(keys;[.C51]));0))" office:value-type="string" office:string-value="Housing Expenses -- Internet/Phone" calcext:value-type="string">
            <text:p>Housing Expenses -- Internet/Phone</text:p>
          </table:table-cell>
          <table:table-cell table:formula="of:=VLOOKUP([.E51];[$keywords.$E$2:.$F$21];2;0)" office:value-type="string" office:string-value="A04" calcext:value-type="string">
            <text:p>A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5/03/2019</text:p>
          </table:table-cell>
          <table:table-cell office:value-type="float" office:value="-58" calcext:value-type="float">
            <text:p>-58</text:p>
          </table:table-cell>
          <table:table-cell office:value-type="string" calcext:value-type="string">
            <text:p>PAYMENT TO QNMU MEMBERSHIP <text:s/>1981097</text:p>
          </table:table-cell>
          <table:table-cell/>
          <table:table-cell table:formula="of:=INDEX(catagories;MATCH(1;ISNUMBER(SEARCH(keys;[.C52]));0))" office:value-type="string" office:string-value="Daily Living -- License Fee" calcext:value-type="string">
            <text:p>Daily Living -- License Fee</text:p>
          </table:table-cell>
          <table:table-cell table:formula="of:=VLOOKUP([.E52];[$keywords.$E$2:.$F$21];2;0)" office:value-type="string" office:string-value="D10" calcext:value-type="string">
            <text:p>D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5/03/2019</text:p>
          </table:table-cell>
          <table:table-cell office:value-type="float" office:value="-55" calcext:value-type="float">
            <text:p>-55</text:p>
          </table:table-cell>
          <table:table-cell office:value-type="string" calcext:value-type="string">
            <text:p>ANZ M-BANKING PAYMENT TRANSFER 806625 TO QAHS GENERAL ACCOUNT</text:p>
          </table:table-cell>
          <table:table-cell/>
          <table:table-cell table:formula="of:=INDEX(catagories;MATCH(1;ISNUMBER(SEARCH(keys;[.C53]));0))" office:value-type="string" office:string-value="Daily Living -- Education/Lessons" calcext:value-type="string">
            <text:p>Daily Living -- Education/Lessons</text:p>
          </table:table-cell>
          <table:table-cell table:formula="of:=VLOOKUP([.E53];[$keywords.$E$2:.$F$21];2;0)" office:value-type="string" office:string-value="D05" calcext:value-type="string">
            <text:p>D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5/03/2019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807412 <text:s/>TO <text:s/>014536587763751</text:p>
          </table:table-cell>
          <table:table-cell/>
          <table:table-cell table:formula="of:=INDEX(catagories;MATCH(1;ISNUMBER(SEARCH(keys;[.C54]));0))" office:value-type="string" office:string-value="Saving -- Other" calcext:value-type="string">
            <text:p>Saving -- Other</text:p>
          </table:table-cell>
          <table:table-cell table:formula="of:=VLOOKUP([.E54];[$keywords.$E$2:.$F$21];2;0)" office:value-type="string" office:string-value="G99" calcext:value-type="string">
            <text:p>G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5/03/2019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807588 <text:s/>TO 4564627119604502</text:p>
          </table:table-cell>
          <table:table-cell/>
          <table:table-cell table:formula="of:=INDEX(catagories;MATCH(1;ISNUMBER(SEARCH(keys;[.C55]));0))" office:value-type="string" office:string-value="Saving -- Other" calcext:value-type="string">
            <text:p>Saving -- Other</text:p>
          </table:table-cell>
          <table:table-cell table:formula="of:=VLOOKUP([.E55];[$keywords.$E$2:.$F$21];2;0)" office:value-type="string" office:string-value="G99" calcext:value-type="string">
            <text:p>G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5/03/2019</text:p>
          </table:table-cell>
          <table:table-cell office:value-type="float" office:value="-49.75" calcext:value-type="float">
            <text:p>-49.75</text:p>
          </table:table-cell>
          <table:table-cell office:value-type="string" calcext:value-type="string">
            <text:p>VISA DEBIT PURCHASE CARD 7079 WW PETROL 2229 GAVEN</text:p>
          </table:table-cell>
          <table:table-cell/>
          <table:table-cell table:formula="of:=INDEX(catagories;MATCH(1;ISNUMBER(SEARCH(keys;[.C56]));0))" office:value-type="string" office:string-value="Transportation -- Fuel" calcext:value-type="string">
            <text:p>Transportation -- Fuel</text:p>
          </table:table-cell>
          <table:table-cell table:formula="of:=VLOOKUP([.E56];[$keywords.$E$2:.$F$21];2;0)" office:value-type="string" office:string-value="B01" calcext:value-type="string">
            <text:p>B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5/03/2019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EYKC17XY</text:p>
          </table:table-cell>
          <table:table-cell/>
          <table:table-cell table:formula="of:=INDEX(catagories;MATCH(1;ISNUMBER(SEARCH(keys;[.C57]));0))" office:value-type="string" office:string-value="Medical/Health -- Health Club" calcext:value-type="string">
            <text:p>Medical/Health -- Health Club</text:p>
          </table:table-cell>
          <table:table-cell table:formula="of:=VLOOKUP([.E57];[$keywords.$E$2:.$F$21];2;0)" office:value-type="string" office:string-value="C04" calcext:value-type="string">
            <text:p>C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5/03/2019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074420729145K</text:p>
          </table:table-cell>
          <table:table-cell/>
          <table:table-cell table:formula="of:=INDEX(catagories;MATCH(1;ISNUMBER(SEARCH(keys;[.C58]));0))" office:value-type="string" office:string-value="Debt -- Other" calcext:value-type="string">
            <text:p>Debt -- Other</text:p>
          </table:table-cell>
          <table:table-cell table:formula="of:=VLOOKUP([.E58];[$keywords.$E$2:.$F$21];2;0)" office:value-type="string" office:string-value="F99" calcext:value-type="string">
            <text:p>F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5/03/2019</text:p>
          </table:table-cell>
          <table:table-cell office:value-type="float" office:value="-13.05" calcext:value-type="float">
            <text:p>-13.05</text:p>
          </table:table-cell>
          <table:table-cell office:value-type="string" calcext:value-type="string">
            <text:p>EFTPOS COLES 4584 <text:s text:c="14"/>HELENSVALE <text:s text:c="2"/>AU</text:p>
          </table:table-cell>
          <table:table-cell/>
          <table:table-cell table:formula="of:=INDEX(catagories;MATCH(1;ISNUMBER(SEARCH(keys;[.C59]));0))" office:value-type="string" office:string-value="Daily Living -- Groceries" calcext:value-type="string">
            <text:p>Daily Living -- Groceries</text:p>
          </table:table-cell>
          <table:table-cell table:formula="of:=VLOOKUP([.E59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5/03/2019</text:p>
          </table:table-cell>
          <table:table-cell office:value-type="float" office:value="-11.67" calcext:value-type="float">
            <text:p>-11.67</text:p>
          </table:table-cell>
          <table:table-cell office:value-type="string" calcext:value-type="string">
            <text:p>VISA DEBIT PURCHASE CARD 7079 WOOLWORTHS 2691 PACIFIC PINES</text:p>
          </table:table-cell>
          <table:table-cell/>
          <table:table-cell table:formula="of:=INDEX(catagories;MATCH(1;ISNUMBER(SEARCH(keys;[.C60]));0))" office:value-type="string" office:string-value="Daily Living -- Groceries" calcext:value-type="string">
            <text:p>Daily Living -- Groceries</text:p>
          </table:table-cell>
          <table:table-cell table:formula="of:=VLOOKUP([.E60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4/03/2019</text:p>
          </table:table-cell>
          <table:table-cell office:value-type="float" office:value="-17.98" calcext:value-type="float">
            <text:p>-17.98</text:p>
          </table:table-cell>
          <table:table-cell office:value-type="string" calcext:value-type="string">
            <text:p>EFTPOS WOOLWORTHS <text:s text:c="5"/>2691\PACIFIC PINE QLD AU</text:p>
          </table:table-cell>
          <table:table-cell/>
          <table:table-cell table:formula="of:=INDEX(catagories;MATCH(1;ISNUMBER(SEARCH(keys;[.C61]));0))" office:value-type="string" office:string-value="Daily Living -- Groceries" calcext:value-type="string">
            <text:p>Daily Living -- Groceries</text:p>
          </table:table-cell>
          <table:table-cell table:formula="of:=VLOOKUP([.E61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4/03/2019</text:p>
          </table:table-cell>
          <table:table-cell office:value-type="float" office:value="-3.3" calcext:value-type="float">
            <text:p>-3.3</text:p>
          </table:table-cell>
          <table:table-cell office:value-type="string" calcext:value-type="string">
            <text:p>VISA DEBIT PURCHASE CARD 7079 WOOLWORTHS 2691 PACIFIC PINES</text:p>
          </table:table-cell>
          <table:table-cell/>
          <table:table-cell table:formula="of:=INDEX(catagories;MATCH(1;ISNUMBER(SEARCH(keys;[.C62]));0))" office:value-type="string" office:string-value="Daily Living -- Groceries" calcext:value-type="string">
            <text:p>Daily Living -- Groceries</text:p>
          </table:table-cell>
          <table:table-cell table:formula="of:=VLOOKUP([.E62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4/03/2019</text:p>
          </table:table-cell>
          <table:table-cell office:value-type="float" office:value="821.1" calcext:value-type="float">
            <text:p>821.1</text:p>
          </table:table-cell>
          <table:table-cell office:value-type="string" calcext:value-type="string">
            <text:p>PAY/SALARY FROM DART LASER EMPLO GCI WAGES</text:p>
          </table:table-cell>
          <table:table-cell/>
          <table:table-cell table:formula="of:=INDEX(catagories;MATCH(1;ISNUMBER(SEARCH(keys;[.C63]));0))" office:value-type="string" office:string-value="" calcext:value-type="error">
            <text:p>#N/A</text:p>
          </table:table-cell>
          <table:table-cell table:formula="of:=VLOOKUP([.E63];[$keywords.$E$2:.$F$21];2;0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2/03/2019</text:p>
          </table:table-cell>
          <table:table-cell office:value-type="float" office:value="-58.19" calcext:value-type="float">
            <text:p>-58.19</text:p>
          </table:table-cell>
          <table:table-cell office:value-type="string" calcext:value-type="string">
            <text:p>EFTPOS WOOLWORTHS <text:s text:c="5"/>2691\PACIFIC PINE QLD AU</text:p>
          </table:table-cell>
          <table:table-cell/>
          <table:table-cell table:formula="of:=INDEX(catagories;MATCH(1;ISNUMBER(SEARCH(keys;[.C64]));0))" office:value-type="string" office:string-value="Daily Living -- Groceries" calcext:value-type="string">
            <text:p>Daily Living -- Groceries</text:p>
          </table:table-cell>
          <table:table-cell table:formula="of:=VLOOKUP([.E64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2/03/2019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EFTPOS 7-ELEVEN 4154 <text:s text:c="11"/>PACIFIC PINESQL</text:p>
          </table:table-cell>
          <table:table-cell/>
          <table:table-cell table:formula="of:=INDEX(catagories;MATCH(1;ISNUMBER(SEARCH(keys;[.C65]));0))" office:value-type="string" office:string-value="Transportation -- Fuel" calcext:value-type="string">
            <text:p>Transportation -- Fuel</text:p>
          </table:table-cell>
          <table:table-cell table:formula="of:=VLOOKUP([.E65];[$keywords.$E$2:.$F$21];2;0)" office:value-type="string" office:string-value="B01" calcext:value-type="string">
            <text:p>B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2/03/2019</text:p>
          </table:table-cell>
          <table:table-cell office:value-type="float" office:value="-26.05" calcext:value-type="float">
            <text:p>-26.05</text:p>
          </table:table-cell>
          <table:table-cell office:value-type="string" calcext:value-type="string">
            <text:p>VISA DEBIT PURCHASE CARD 7079 K TOWN SUPERMARKET SOUTHPORT</text:p>
          </table:table-cell>
          <table:table-cell/>
          <table:table-cell table:formula="of:=INDEX(catagories;MATCH(1;ISNUMBER(SEARCH(keys;[.C66]));0))" office:value-type="string" office:string-value="Daily Living -- Groceries" calcext:value-type="string">
            <text:p>Daily Living -- Groceries</text:p>
          </table:table-cell>
          <table:table-cell table:formula="of:=VLOOKUP([.E66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1/03/2019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/>
          <table:table-cell table:formula="of:=INDEX(catagories;MATCH(1;ISNUMBER(SEARCH(keys;[.C67]));0))" office:value-type="string" office:string-value="" calcext:value-type="error">
            <text:p>#N/A</text:p>
          </table:table-cell>
          <table:table-cell table:formula="of:=VLOOKUP([.E67];[$keywords.$E$2:.$F$21];2;0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1/03/2019</text:p>
          </table:table-cell>
          <table:table-cell office:value-type="float" office:value="-24.98" calcext:value-type="float">
            <text:p>-24.98</text:p>
          </table:table-cell>
          <table:table-cell office:value-type="string" calcext:value-type="string">
            <text:p>EFTPOS PACIFIC PINES CHEMM\PACIFIC PINES <text:s text:c="4"/>AU</text:p>
          </table:table-cell>
          <table:table-cell/>
          <table:table-cell table:formula="of:=INDEX(catagories;MATCH(1;ISNUMBER(SEARCH(keys;[.C68]));0))" office:value-type="string" office:string-value="Medical/Health -- Medicine/Drugs" calcext:value-type="string">
            <text:p>Medical/Health -- Medicine/Drugs</text:p>
          </table:table-cell>
          <table:table-cell table:formula="of:=VLOOKUP([.E68];[$keywords.$E$2:.$F$21];2;0)" office:value-type="string" office:string-value="C03" calcext:value-type="string">
            <text:p>C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1/03/2019</text:p>
          </table:table-cell>
          <table:table-cell office:value-type="float" office:value="-24.92" calcext:value-type="float">
            <text:p>-24.92</text:p>
          </table:table-cell>
          <table:table-cell office:value-type="string" calcext:value-type="string">
            <text:p>VISA DEBIT PURCHASE CARD 7079 WW PETROL 2229 GAVEN</text:p>
          </table:table-cell>
          <table:table-cell/>
          <table:table-cell table:formula="of:=INDEX(catagories;MATCH(1;ISNUMBER(SEARCH(keys;[.C69]));0))" office:value-type="string" office:string-value="Transportation -- Fuel" calcext:value-type="string">
            <text:p>Transportation -- Fuel</text:p>
          </table:table-cell>
          <table:table-cell table:formula="of:=VLOOKUP([.E69];[$keywords.$E$2:.$F$21];2;0)" office:value-type="string" office:string-value="B01" calcext:value-type="string">
            <text:p>B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1/03/2019</text:p>
          </table:table-cell>
          <table:table-cell office:value-type="float" office:value="-6.6" calcext:value-type="float">
            <text:p>-6.6</text:p>
          </table:table-cell>
          <table:table-cell office:value-type="string" calcext:value-type="string">
            <text:p>VISA DEBIT PURCHASE CARD 7079 WOOLWORTHS 2691 PACIFIC PINES</text:p>
          </table:table-cell>
          <table:table-cell/>
          <table:table-cell table:formula="of:=INDEX(catagories;MATCH(1;ISNUMBER(SEARCH(keys;[.C70]));0))" office:value-type="string" office:string-value="Daily Living -- Groceries" calcext:value-type="string">
            <text:p>Daily Living -- Groceries</text:p>
          </table:table-cell>
          <table:table-cell table:formula="of:=VLOOKUP([.E70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1/03/2019</text:p>
          </table:table-cell>
          <table:table-cell office:value-type="float" office:value="-104.95" calcext:value-type="float">
            <text:p>-104.95</text:p>
          </table:table-cell>
          <table:table-cell office:value-type="string" calcext:value-type="string">
            <text:p>EFTPOS WOOLWORTHS <text:s text:c="5"/>2713\HELENSVALE QLD <text:s text:c="2"/>AU</text:p>
          </table:table-cell>
          <table:table-cell/>
          <table:table-cell table:formula="of:=INDEX(catagories;MATCH(1;ISNUMBER(SEARCH(keys;[.C71]));0))" office:value-type="string" office:string-value="Daily Living -- Groceries" calcext:value-type="string">
            <text:p>Daily Living -- Groceries</text:p>
          </table:table-cell>
          <table:table-cell table:formula="of:=VLOOKUP([.E71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1/03/2019</text:p>
          </table:table-cell>
          <table:table-cell office:value-type="float" office:value="-38.15" calcext:value-type="float">
            <text:p>-38.15</text:p>
          </table:table-cell>
          <table:table-cell office:value-type="string" calcext:value-type="string">
            <text:p>EFTPOS HELENSVALE DIS FRUIT\HELENSVALE QLD <text:s text:c="2"/>AU</text:p>
          </table:table-cell>
          <table:table-cell/>
          <table:table-cell table:formula="of:=INDEX(catagories;MATCH(1;ISNUMBER(SEARCH(keys;[.C72]));0))" office:value-type="string" office:string-value="Daily Living -- Groceries" calcext:value-type="string">
            <text:p>Daily Living -- Groceries</text:p>
          </table:table-cell>
          <table:table-cell table:formula="of:=VLOOKUP([.E72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1/03/2019</text:p>
          </table:table-cell>
          <table:table-cell office:value-type="float" office:value="-2.2" calcext:value-type="float">
            <text:p>-2.2</text:p>
          </table:table-cell>
          <table:table-cell office:value-type="string" calcext:value-type="string">
            <text:p>VISA DEBIT PURCHASE CARD 7079 WOOLWORTHS 2691 PACIFIC PINES</text:p>
          </table:table-cell>
          <table:table-cell/>
          <table:table-cell table:formula="of:=INDEX(catagories;MATCH(1;ISNUMBER(SEARCH(keys;[.C73]));0))" office:value-type="string" office:string-value="Daily Living -- Groceries" calcext:value-type="string">
            <text:p>Daily Living -- Groceries</text:p>
          </table:table-cell>
          <table:table-cell table:formula="of:=VLOOKUP([.E73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1/03/2019</text:p>
          </table:table-cell>
          <table:table-cell office:value-type="float" office:value="-69.1" calcext:value-type="float">
            <text:p>-69.1</text:p>
          </table:table-cell>
          <table:table-cell office:value-type="string" calcext:value-type="string">
            <text:p>EFTPOS WOOLWORTHS <text:s text:c="5"/>2691\PACIFIC PINE QLD AU</text:p>
          </table:table-cell>
          <table:table-cell/>
          <table:table-cell table:formula="of:=INDEX(catagories;MATCH(1;ISNUMBER(SEARCH(keys;[.C74]));0))" office:value-type="string" office:string-value="Daily Living -- Groceries" calcext:value-type="string">
            <text:p>Daily Living -- Groceries</text:p>
          </table:table-cell>
          <table:table-cell table:formula="of:=VLOOKUP([.E74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1/03/2019</text:p>
          </table:table-cell>
          <table:table-cell office:value-type="float" office:value="-54.28" calcext:value-type="float">
            <text:p>-54.28</text:p>
          </table:table-cell>
          <table:table-cell office:value-type="string" calcext:value-type="string">
            <text:p>EFTPOS WW PETROL <text:s text:c="6"/>2296\ROBINA QLD <text:s text:c="6"/>AU</text:p>
          </table:table-cell>
          <table:table-cell/>
          <table:table-cell table:formula="of:=INDEX(catagories;MATCH(1;ISNUMBER(SEARCH(keys;[.C75]));0))" office:value-type="string" office:string-value="Transportation -- Fuel" calcext:value-type="string">
            <text:p>Transportation -- Fuel</text:p>
          </table:table-cell>
          <table:table-cell table:formula="of:=VLOOKUP([.E75];[$keywords.$E$2:.$F$21];2;0)" office:value-type="string" office:string-value="B01" calcext:value-type="string">
            <text:p>B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1/03/2019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EFTPOS CHIKOR PTY LTD <text:s text:c="10"/>SOUTHPORT <text:s text:c="3"/>AU</text:p>
          </table:table-cell>
          <table:table-cell/>
          <table:table-cell table:formula="of:=INDEX(catagories;MATCH(1;ISNUMBER(SEARCH(keys;[.C76]));0))" office:value-type="string" office:string-value="Daily Living -- Dining/Eating Out" calcext:value-type="string">
            <text:p>Daily Living -- Dining/Eating Out</text:p>
          </table:table-cell>
          <table:table-cell table:formula="of:=VLOOKUP([.E76];[$keywords.$E$2:.$F$21];2;0)" office:value-type="string" office:string-value="D06" calcext:value-type="string">
            <text:p>D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1/03/2019</text:p>
          </table:table-cell>
          <table:table-cell office:value-type="float" office:value="-8.51" calcext:value-type="float">
            <text:p>-8.51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/>
          <table:table-cell table:formula="of:=INDEX(catagories;MATCH(1;ISNUMBER(SEARCH(keys;[.C77]));0))" office:value-type="string" office:string-value="Daily Living -- Groceries" calcext:value-type="string">
            <text:p>Daily Living -- Groceries</text:p>
          </table:table-cell>
          <table:table-cell table:formula="of:=VLOOKUP([.E77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1/03/2019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VISA DEBIT PURCHASE CARD 7079 OFFICEWORKS 0401 SOUTHPORT</text:p>
          </table:table-cell>
          <table:table-cell/>
          <table:table-cell table:formula="of:=INDEX(catagories;MATCH(1;ISNUMBER(SEARCH(keys;[.C78]));0))" office:value-type="string" office:string-value="Daily Living -- Office Supplies" calcext:value-type="string">
            <text:p>Daily Living -- Office Supplies</text:p>
          </table:table-cell>
          <table:table-cell table:formula="of:=VLOOKUP([.E78];[$keywords.$E$2:.$F$21];2;0)" office:value-type="string" office:string-value="D07" calcext:value-type="string">
            <text:p>D0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1/03/2019</text:p>
          </table:table-cell>
          <table:table-cell office:value-type="float" office:value="-16.63" calcext:value-type="float">
            <text:p>-16.63</text:p>
          </table:table-cell>
          <table:table-cell office:value-type="string" calcext:value-type="string">
            <text:p>VISA DEBIT PURCHASE CARD 7079 WOOLWORTHS 2691 PACIFIC PINES</text:p>
          </table:table-cell>
          <table:table-cell/>
          <table:table-cell table:formula="of:=INDEX(catagories;MATCH(1;ISNUMBER(SEARCH(keys;[.C79]));0))" office:value-type="string" office:string-value="Daily Living -- Groceries" calcext:value-type="string">
            <text:p>Daily Living -- Groceries</text:p>
          </table:table-cell>
          <table:table-cell table:formula="of:=VLOOKUP([.E79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8/03/2019</text:p>
          </table:table-cell>
          <table:table-cell office:value-type="float" office:value="-840" calcext:value-type="float">
            <text:p>-840</text:p>
          </table:table-cell>
          <table:table-cell office:value-type="string" calcext:value-type="string">
            <text:p>ANZ M-BANKING PAYMENT TRANSFER 327870 TO DHC <text:s/>INVESTMENT</text:p>
          </table:table-cell>
          <table:table-cell/>
          <table:table-cell table:formula="of:=INDEX(catagories;MATCH(1;ISNUMBER(SEARCH(keys;[.C80]));0))" office:value-type="string" office:string-value="Housing Expenses -- Rent" calcext:value-type="string">
            <text:p>Housing Expenses -- Rent</text:p>
          </table:table-cell>
          <table:table-cell table:formula="of:=VLOOKUP([.E80];[$keywords.$E$2:.$F$21];2;0)" office:value-type="string" office:string-value="A02" calcext:value-type="string">
            <text:p>A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8/03/2019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ANZ M-BANKING FUNDS TFER TRANSFER 328124 <text:s/>TO <text:s/>014536587763751</text:p>
          </table:table-cell>
          <table:table-cell/>
          <table:table-cell table:formula="of:=INDEX(catagories;MATCH(1;ISNUMBER(SEARCH(keys;[.C81]));0))" office:value-type="string" office:string-value="Saving -- Other" calcext:value-type="string">
            <text:p>Saving -- Other</text:p>
          </table:table-cell>
          <table:table-cell table:formula="of:=VLOOKUP([.E81];[$keywords.$E$2:.$F$21];2;0)" office:value-type="string" office:string-value="G99" calcext:value-type="string">
            <text:p>G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8/03/2019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M-BANKING FUNDS TFER TRANSFER 328320 <text:s/>TO 5468279041172986</text:p>
          </table:table-cell>
          <table:table-cell/>
          <table:table-cell table:formula="of:=INDEX(catagories;MATCH(1;ISNUMBER(SEARCH(keys;[.C82]));0))" office:value-type="string" office:string-value="Saving -- Other" calcext:value-type="string">
            <text:p>Saving -- Other</text:p>
          </table:table-cell>
          <table:table-cell table:formula="of:=VLOOKUP([.E82];[$keywords.$E$2:.$F$21];2;0)" office:value-type="string" office:string-value="G99" calcext:value-type="string">
            <text:p>G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8/03/2019</text:p>
          </table:table-cell>
          <table:table-cell office:value-type="float" office:value="-1.85" calcext:value-type="float">
            <text:p>-1.85</text:p>
          </table:table-cell>
          <table:table-cell office:value-type="string" calcext:value-type="string">
            <text:p>VISA DEBIT PURCHASE CARD 7079 WOOLWORTHS 2691 PACIFIC PINES</text:p>
          </table:table-cell>
          <table:table-cell/>
          <table:table-cell table:formula="of:=INDEX(catagories;MATCH(1;ISNUMBER(SEARCH(keys;[.C83]));0))" office:value-type="string" office:string-value="Daily Living -- Groceries" calcext:value-type="string">
            <text:p>Daily Living -- Groceries</text:p>
          </table:table-cell>
          <table:table-cell table:formula="of:=VLOOKUP([.E83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7/03/2019</text:p>
          </table:table-cell>
          <table:table-cell office:value-type="float" office:value="-716.6" calcext:value-type="float">
            <text:p>-716.6</text:p>
          </table:table-cell>
          <table:table-cell office:value-type="string" calcext:value-type="string">
            <text:p>ANZ PHONE BANKING BPAY TMR REG RENEW 4817 <text:s text:c="11"/>{755996}</text:p>
          </table:table-cell>
          <table:table-cell/>
          <table:table-cell table:formula="of:=INDEX(catagories;MATCH(1;ISNUMBER(SEARCH(keys;[.C84]));0))" office:value-type="string" office:string-value="Transportation -- Registration" calcext:value-type="string">
            <text:p>Transportation -- Registration</text:p>
          </table:table-cell>
          <table:table-cell table:formula="of:=VLOOKUP([.E84];[$keywords.$E$2:.$F$21];2;0)" office:value-type="string" office:string-value="B03" calcext:value-type="string">
            <text:p>B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7/03/2019</text:p>
          </table:table-cell>
          <table:table-cell office:value-type="float" office:value="-100.63" calcext:value-type="float">
            <text:p>-100.63</text:p>
          </table:table-cell>
          <table:table-cell office:value-type="string" calcext:value-type="string">
            <text:p>PAYMENT TO VODAFONE <text:s text:c="8"/>T3 131BCD 19</text:p>
          </table:table-cell>
          <table:table-cell/>
          <table:table-cell table:formula="of:=INDEX(catagories;MATCH(1;ISNUMBER(SEARCH(keys;[.C85]));0))" office:value-type="string" office:string-value="Daily Living -- Mobile Phone Fee" calcext:value-type="string">
            <text:p>Daily Living -- Mobile Phone Fee</text:p>
          </table:table-cell>
          <table:table-cell table:formula="of:=VLOOKUP([.E85];[$keywords.$E$2:.$F$21];2;0)" office:value-type="string" office:string-value="D12" calcext:value-type="string">
            <text:p>D1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7/03/2019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PHONE BANKING BPAY JUSTICE SPER <text:s text:c="17"/>{756014}</text:p>
          </table:table-cell>
          <table:table-cell/>
          <table:table-cell table:formula="of:=INDEX(catagories;MATCH(1;ISNUMBER(SEARCH(keys;[.C86]));0))" office:value-type="string" office:string-value="Transportation -- Fines" calcext:value-type="string">
            <text:p>Transportation -- Fines</text:p>
          </table:table-cell>
          <table:table-cell table:formula="of:=VLOOKUP([.E86];[$keywords.$E$2:.$F$21];2;0)" office:value-type="string" office:string-value="B07" calcext:value-type="string">
            <text:p>B0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7/03/2019</text:p>
          </table:table-cell>
          <table:table-cell office:value-type="float" office:value="-15.65" calcext:value-type="float">
            <text:p>-15.65</text:p>
          </table:table-cell>
          <table:table-cell office:value-type="string" calcext:value-type="string">
            <text:p>EFTPOS WE BREW PTY LTD <text:s text:c="9"/>HELENSVALE <text:s text:c="2"/>AU</text:p>
          </table:table-cell>
          <table:table-cell/>
          <table:table-cell table:formula="of:=INDEX(catagories;MATCH(1;ISNUMBER(SEARCH(keys;[.C87]));0))" office:value-type="string" office:string-value="Daily Living -- Groceries" calcext:value-type="string">
            <text:p>Daily Living -- Groceries</text:p>
          </table:table-cell>
          <table:table-cell table:formula="of:=VLOOKUP([.E87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7/03/2019</text:p>
          </table:table-cell>
          <table:table-cell office:value-type="float" office:value="821.1" calcext:value-type="float">
            <text:p>821.1</text:p>
          </table:table-cell>
          <table:table-cell office:value-type="string" calcext:value-type="string">
            <text:p>PAY/SALARY FROM DART LASER EMPLO GCI WAGES</text:p>
          </table:table-cell>
          <table:table-cell/>
          <table:table-cell table:formula="of:=INDEX(catagories;MATCH(1;ISNUMBER(SEARCH(keys;[.C88]));0))" office:value-type="string" office:string-value="" calcext:value-type="error">
            <text:p>#N/A</text:p>
          </table:table-cell>
          <table:table-cell table:formula="of:=VLOOKUP([.E88];[$keywords.$E$2:.$F$21];2;0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6/03/2019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M-BANKING FUNDS TFER TRANSFER 834577 <text:s/>TO <text:s/>014536587763751</text:p>
          </table:table-cell>
          <table:table-cell/>
          <table:table-cell table:formula="of:=INDEX(catagories;MATCH(1;ISNUMBER(SEARCH(keys;[.C89]));0))" office:value-type="string" office:string-value="Saving -- Other" calcext:value-type="string">
            <text:p>Saving -- Other</text:p>
          </table:table-cell>
          <table:table-cell table:formula="of:=VLOOKUP([.E89];[$keywords.$E$2:.$F$21];2;0)" office:value-type="string" office:string-value="G99" calcext:value-type="string">
            <text:p>G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6/03/2019</text:p>
          </table:table-cell>
          <table:table-cell office:value-type="float" office:value="-75.01" calcext:value-type="float">
            <text:p>-75.01</text:p>
          </table:table-cell>
          <table:table-cell office:value-type="string" calcext:value-type="string">
            <text:p>EFTPOS WOOLWORTHS <text:s text:c="5"/>2691\PACIFIC PINE QLD AU</text:p>
          </table:table-cell>
          <table:table-cell/>
          <table:table-cell table:formula="of:=INDEX(catagories;MATCH(1;ISNUMBER(SEARCH(keys;[.C90]));0))" office:value-type="string" office:string-value="Daily Living -- Groceries" calcext:value-type="string">
            <text:p>Daily Living -- Groceries</text:p>
          </table:table-cell>
          <table:table-cell table:formula="of:=VLOOKUP([.E90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6/03/2019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/>
          <table:table-cell table:formula="of:=INDEX(catagories;MATCH(1;ISNUMBER(SEARCH(keys;[.C91]));0))" office:value-type="string" office:string-value="" calcext:value-type="error">
            <text:p>#N/A</text:p>
          </table:table-cell>
          <table:table-cell table:formula="of:=VLOOKUP([.E91];[$keywords.$E$2:.$F$21];2;0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6/03/2019</text:p>
          </table:table-cell>
          <table:table-cell office:value-type="float" office:value="-34.99" calcext:value-type="float">
            <text:p>-34.99</text:p>
          </table:table-cell>
          <table:table-cell office:value-type="string" calcext:value-type="string">
            <text:p>EFTPOS PLINE PH HELENSVALE <text:s text:c="2"/>HELENSVALE <text:s text:c="2"/>QLDAU</text:p>
          </table:table-cell>
          <table:table-cell/>
          <table:table-cell table:formula="of:=INDEX(catagories;MATCH(1;ISNUMBER(SEARCH(keys;[.C92]));0))" office:value-type="string" office:string-value="" calcext:value-type="error">
            <text:p>#N/A</text:p>
          </table:table-cell>
          <table:table-cell table:formula="of:=VLOOKUP([.E92];[$keywords.$E$2:.$F$21];2;0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6/03/2019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/>
          <table:table-cell table:formula="of:=INDEX(catagories;MATCH(1;ISNUMBER(SEARCH(keys;[.C93]));0))" office:value-type="string" office:string-value="" calcext:value-type="error">
            <text:p>#N/A</text:p>
          </table:table-cell>
          <table:table-cell table:formula="of:=VLOOKUP([.E93];[$keywords.$E$2:.$F$21];2;0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6/03/2019</text:p>
          </table:table-cell>
          <table:table-cell office:value-type="float" office:value="-14.3" calcext:value-type="float">
            <text:p>-14.3</text:p>
          </table:table-cell>
          <table:table-cell office:value-type="string" calcext:value-type="string">
            <text:p>EFTPOS WOOLWORTHS <text:s text:c="5"/>2691\PACIFIC PINE QLD AU</text:p>
          </table:table-cell>
          <table:table-cell/>
          <table:table-cell table:formula="of:=INDEX(catagories;MATCH(1;ISNUMBER(SEARCH(keys;[.C94]));0))" office:value-type="string" office:string-value="Daily Living -- Groceries" calcext:value-type="string">
            <text:p>Daily Living -- Groceries</text:p>
          </table:table-cell>
          <table:table-cell table:formula="of:=VLOOKUP([.E94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6/03/2019</text:p>
          </table:table-cell>
          <table:table-cell office:value-type="float" office:value="-4.14" calcext:value-type="float">
            <text:p>-4.14</text:p>
          </table:table-cell>
          <table:table-cell office:value-type="string" calcext:value-type="string">
            <text:p>VISA DEBIT PURCHASE CARD 7079 WOOLWORTHS 2691 PACIFIC PINES</text:p>
          </table:table-cell>
          <table:table-cell/>
          <table:table-cell table:formula="of:=INDEX(catagories;MATCH(1;ISNUMBER(SEARCH(keys;[.C95]));0))" office:value-type="string" office:string-value="Daily Living -- Groceries" calcext:value-type="string">
            <text:p>Daily Living -- Groceries</text:p>
          </table:table-cell>
          <table:table-cell table:formula="of:=VLOOKUP([.E95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6/03/2019</text:p>
          </table:table-cell>
          <table:table-cell office:value-type="float" office:value="2077.55" calcext:value-type="float">
            <text:p>2077.55</text:p>
          </table:table-cell>
          <table:table-cell office:value-type="string" calcext:value-type="string">
            <text:p>PAY/SALARY FROM QUEENSLAND HEALT SALARY 00342073</text:p>
          </table:table-cell>
          <table:table-cell/>
          <table:table-cell table:formula="of:=INDEX(catagories;MATCH(1;ISNUMBER(SEARCH(keys;[.C96]));0))" office:value-type="string" office:string-value="" calcext:value-type="error">
            <text:p>#N/A</text:p>
          </table:table-cell>
          <table:table-cell table:formula="of:=VLOOKUP([.E96];[$keywords.$E$2:.$F$21];2;0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6/03/2019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VISA DEBIT PURCHASE CARD 7079 PACIFIC PINES PRIMARY PACIFIC PINES</text:p>
          </table:table-cell>
          <table:table-cell/>
          <table:table-cell table:formula="of:=INDEX(catagories;MATCH(1;ISNUMBER(SEARCH(keys;[.C97]));0))" office:value-type="string" office:string-value="Daily Living -- Education/Lessons" calcext:value-type="string">
            <text:p>Daily Living -- Education/Lessons</text:p>
          </table:table-cell>
          <table:table-cell table:formula="of:=VLOOKUP([.E97];[$keywords.$E$2:.$F$21];2;0)" office:value-type="string" office:string-value="D05" calcext:value-type="string">
            <text:p>D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6/03/2019</text:p>
          </table:table-cell>
          <table:table-cell office:value-type="float" office:value="-44.99" calcext:value-type="float">
            <text:p>-44.99</text:p>
          </table:table-cell>
          <table:table-cell office:value-type="string" calcext:value-type="string">
            <text:p>VISA DEBIT PURCHASE CARD 7079 BETTS BRAND DIRECT BIGGERA WATER</text:p>
          </table:table-cell>
          <table:table-cell/>
          <table:table-cell table:formula="of:=INDEX(catagories;MATCH(1;ISNUMBER(SEARCH(keys;[.C98]));0))" office:value-type="string" office:string-value="Daily Living -- shoes" calcext:value-type="string">
            <text:p>Daily Living -- shoes</text:p>
          </table:table-cell>
          <table:table-cell table:formula="of:=VLOOKUP([.E98];[$keywords.$E$2:.$F$21];2;0)" office:value-type="string" office:string-value="D04" calcext:value-type="string">
            <text:p>D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6/03/2019</text:p>
          </table:table-cell>
          <table:table-cell office:value-type="float" office:value="-34.59" calcext:value-type="float">
            <text:p>-34.59</text:p>
          </table:table-cell>
          <table:table-cell office:value-type="string" calcext:value-type="string">
            <text:p>VISA DEBIT PURCHASE CARD 7079 HAPPY MARKET RUNCORN RUNCORN</text:p>
          </table:table-cell>
          <table:table-cell/>
          <table:table-cell table:formula="of:=INDEX(catagories;MATCH(1;ISNUMBER(SEARCH(keys;[.C99]));0))" office:value-type="string" office:string-value="Daily Living -- Groceries" calcext:value-type="string">
            <text:p>Daily Living -- Groceries</text:p>
          </table:table-cell>
          <table:table-cell table:formula="of:=VLOOKUP([.E99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5/03/2019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VISA DEBIT PURCHASE CARD 7079 NIKE HARBOURTOWN BIGGERA WATRS</text:p>
          </table:table-cell>
          <table:table-cell/>
          <table:table-cell table:formula="of:=INDEX(catagories;MATCH(1;ISNUMBER(SEARCH(keys;[.C100]));0))" office:value-type="string" office:string-value="Daily Living -- shoes" calcext:value-type="string">
            <text:p>Daily Living -- shoes</text:p>
          </table:table-cell>
          <table:table-cell table:formula="of:=VLOOKUP([.E100];[$keywords.$E$2:.$F$21];2;0)" office:value-type="string" office:string-value="D04" calcext:value-type="string">
            <text:p>D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5/03/2019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VISA DEBIT PURCHASE CARD 7079 MS CHARCOAL PTY. LTD. RUNCORN</text:p>
          </table:table-cell>
          <table:table-cell/>
          <table:table-cell table:formula="of:=INDEX(catagories;MATCH(1;ISNUMBER(SEARCH(keys;[.C101]));0))" office:value-type="string" office:string-value="Daily Living -- Dining/Eating Out" calcext:value-type="string">
            <text:p>Daily Living -- Dining/Eating Out</text:p>
          </table:table-cell>
          <table:table-cell table:formula="of:=VLOOKUP([.E101];[$keywords.$E$2:.$F$21];2;0)" office:value-type="string" office:string-value="D06" calcext:value-type="string">
            <text:p>D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5/03/2019</text:p>
          </table:table-cell>
          <table:table-cell office:value-type="float" office:value="-6.19" calcext:value-type="float">
            <text:p>-6.19</text:p>
          </table:table-cell>
          <table:table-cell office:value-type="string" calcext:value-type="string">
            <text:p>VISA DEBIT PURCHASE CARD 7079 IGA RUNCORN RUNCORN</text:p>
          </table:table-cell>
          <table:table-cell/>
          <table:table-cell table:formula="of:=INDEX(catagories;MATCH(1;ISNUMBER(SEARCH(keys;[.C102]));0))" office:value-type="string" office:string-value="Daily Living -- Groceries" calcext:value-type="string">
            <text:p>Daily Living -- Groceries</text:p>
          </table:table-cell>
          <table:table-cell table:formula="of:=VLOOKUP([.E102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5/03/2019</text:p>
          </table:table-cell>
          <table:table-cell office:value-type="float" office:value="-13.82" calcext:value-type="float">
            <text:p>-13.82</text:p>
          </table:table-cell>
          <table:table-cell office:value-type="string" calcext:value-type="string">
            <text:p>VISA DEBIT PURCHASE CARD 7079 ALDI STORES - HELENSVA HELENSVALE</text:p>
          </table:table-cell>
          <table:table-cell/>
          <table:table-cell table:formula="of:=INDEX(catagories;MATCH(1;ISNUMBER(SEARCH(keys;[.C103]));0))" office:value-type="string" office:string-value="Daily Living -- Groceries" calcext:value-type="string">
            <text:p>Daily Living -- Groceries</text:p>
          </table:table-cell>
          <table:table-cell table:formula="of:=VLOOKUP([.E103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4/03/2019</text:p>
          </table:table-cell>
          <table:table-cell office:value-type="float" office:value="-48.85" calcext:value-type="float">
            <text:p>-48.85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/>
          <table:table-cell table:formula="of:=INDEX(catagories;MATCH(1;ISNUMBER(SEARCH(keys;[.C104]));0))" office:value-type="string" office:string-value="Daily Living -- Groceries" calcext:value-type="string">
            <text:p>Daily Living -- Groceries</text:p>
          </table:table-cell>
          <table:table-cell table:formula="of:=VLOOKUP([.E104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4/03/2019</text:p>
          </table:table-cell>
          <table:table-cell office:value-type="float" office:value="-56.79" calcext:value-type="float">
            <text:p>-56.79</text:p>
          </table:table-cell>
          <table:table-cell office:value-type="string" calcext:value-type="string">
            <text:p>EFTPOS HANARO TRADING <text:s text:c="4"/>\SUNNYBANK <text:s text:c="8"/>AU</text:p>
          </table:table-cell>
          <table:table-cell/>
          <table:table-cell table:formula="of:=INDEX(catagories;MATCH(1;ISNUMBER(SEARCH(keys;[.C105]));0))" office:value-type="string" office:string-value="Daily Living -- Groceries" calcext:value-type="string">
            <text:p>Daily Living -- Groceries</text:p>
          </table:table-cell>
          <table:table-cell table:formula="of:=VLOOKUP([.E105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4/03/2019</text:p>
          </table:table-cell>
          <table:table-cell office:value-type="float" office:value="-66.6" calcext:value-type="float">
            <text:p>-66.6</text:p>
          </table:table-cell>
          <table:table-cell office:value-type="string" calcext:value-type="string">
            <text:p>EFTPOS WOOLWORTHS <text:s text:c="5"/>2691\PACIFIC PINE QLD AU</text:p>
          </table:table-cell>
          <table:table-cell/>
          <table:table-cell table:formula="of:=INDEX(catagories;MATCH(1;ISNUMBER(SEARCH(keys;[.C106]));0))" office:value-type="string" office:string-value="Daily Living -- Groceries" calcext:value-type="string">
            <text:p>Daily Living -- Groceries</text:p>
          </table:table-cell>
          <table:table-cell table:formula="of:=VLOOKUP([.E106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4/03/2019</text:p>
          </table:table-cell>
          <table:table-cell office:value-type="float" office:value="-25.4" calcext:value-type="float">
            <text:p>-25.4</text:p>
          </table:table-cell>
          <table:table-cell office:value-type="string" calcext:value-type="string">
            <text:p>EFTPOS WOOLWORTHS <text:s text:c="5"/>2691\PACIFIC PINE QLD AU</text:p>
          </table:table-cell>
          <table:table-cell/>
          <table:table-cell table:formula="of:=INDEX(catagories;MATCH(1;ISNUMBER(SEARCH(keys;[.C107]));0))" office:value-type="string" office:string-value="Daily Living -- Groceries" calcext:value-type="string">
            <text:p>Daily Living -- Groceries</text:p>
          </table:table-cell>
          <table:table-cell table:formula="of:=VLOOKUP([.E107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4/03/2019</text:p>
          </table:table-cell>
          <table:table-cell office:value-type="float" office:value="-53" calcext:value-type="float">
            <text:p>-53</text:p>
          </table:table-cell>
          <table:table-cell office:value-type="string" calcext:value-type="string">
            <text:p>VISA DEBIT PURCHASE CARD 7079 KMART 1179 HELENSVALE</text:p>
          </table:table-cell>
          <table:table-cell/>
          <table:table-cell table:formula="of:=INDEX(catagories;MATCH(1;ISNUMBER(SEARCH(keys;[.C108]));0))" office:value-type="string" office:string-value="Daily Living -- Groceries" calcext:value-type="string">
            <text:p>Daily Living -- Groceries</text:p>
          </table:table-cell>
          <table:table-cell table:formula="of:=VLOOKUP([.E108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4/03/2019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VISA DEBIT PURCHASE CARD 7079 ALDI STORES - HELENSVA HELENSVALE</text:p>
          </table:table-cell>
          <table:table-cell/>
          <table:table-cell table:formula="of:=INDEX(catagories;MATCH(1;ISNUMBER(SEARCH(keys;[.C109]));0))" office:value-type="string" office:string-value="Daily Living -- Groceries" calcext:value-type="string">
            <text:p>Daily Living -- Groceries</text:p>
          </table:table-cell>
          <table:table-cell table:formula="of:=VLOOKUP([.E109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1/03/2019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M-BANKING FUNDS TFER TRANSFER 815147 <text:s/>TO <text:s/>014536587763751</text:p>
          </table:table-cell>
          <table:table-cell/>
          <table:table-cell table:formula="of:=INDEX(catagories;MATCH(1;ISNUMBER(SEARCH(keys;[.C110]));0))" office:value-type="string" office:string-value="Saving -- Other" calcext:value-type="string">
            <text:p>Saving -- Other</text:p>
          </table:table-cell>
          <table:table-cell table:formula="of:=VLOOKUP([.E110];[$keywords.$E$2:.$F$21];2;0)" office:value-type="string" office:string-value="G99" calcext:value-type="string">
            <text:p>G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1/03/2019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060420729143V</text:p>
          </table:table-cell>
          <table:table-cell/>
          <table:table-cell table:formula="of:=INDEX(catagories;MATCH(1;ISNUMBER(SEARCH(keys;[.C111]));0))" office:value-type="string" office:string-value="Debt -- Other" calcext:value-type="string">
            <text:p>Debt -- Other</text:p>
          </table:table-cell>
          <table:table-cell table:formula="of:=VLOOKUP([.E111];[$keywords.$E$2:.$F$21];2;0)" office:value-type="string" office:string-value="F99" calcext:value-type="string">
            <text:p>F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1/03/2019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M-BANKING FUNDS TFER TRANSFER 815333 <text:s/>TO 5468279041172986</text:p>
          </table:table-cell>
          <table:table-cell/>
          <table:table-cell table:formula="of:=INDEX(catagories;MATCH(1;ISNUMBER(SEARCH(keys;[.C112]));0))" office:value-type="string" office:string-value="Saving -- Other" calcext:value-type="string">
            <text:p>Saving -- Other</text:p>
          </table:table-cell>
          <table:table-cell table:formula="of:=VLOOKUP([.E112];[$keywords.$E$2:.$F$21];2;0)" office:value-type="string" office:string-value="G99" calcext:value-type="string">
            <text:p>G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1/03/2019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D3YE1L15</text:p>
          </table:table-cell>
          <table:table-cell/>
          <table:table-cell table:formula="of:=INDEX(catagories;MATCH(1;ISNUMBER(SEARCH(keys;[.C113]));0))" office:value-type="string" office:string-value="Medical/Health -- Health Club" calcext:value-type="string">
            <text:p>Medical/Health -- Health Club</text:p>
          </table:table-cell>
          <table:table-cell table:formula="of:=VLOOKUP([.E113];[$keywords.$E$2:.$F$21];2;0)" office:value-type="string" office:string-value="C04" calcext:value-type="string">
            <text:p>C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1/03/2019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060420729145K</text:p>
          </table:table-cell>
          <table:table-cell/>
          <table:table-cell table:formula="of:=INDEX(catagories;MATCH(1;ISNUMBER(SEARCH(keys;[.C114]));0))" office:value-type="string" office:string-value="Debt -- Other" calcext:value-type="string">
            <text:p>Debt -- Other</text:p>
          </table:table-cell>
          <table:table-cell table:formula="of:=VLOOKUP([.E114];[$keywords.$E$2:.$F$21];2;0)" office:value-type="string" office:string-value="F99" calcext:value-type="string">
            <text:p>F99</text:p>
          </table:table-cell>
          <table:table-cell table:number-columns-repeated="1015"/>
        </table:table-row>
        <table:table-row table:style-name="ro1" table:number-rows-repeated="104846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keywords" table:style-name="ta1">
        <office:forms form:automatic-focus="false" form:apply-design-mode="false"/>
        <table:table-column table:style-name="co7" table:default-cell-style-name="ce3"/>
        <table:table-column table:style-name="co8" table:default-cell-style-name="ce3"/>
        <table:table-column table:style-name="co6" table:default-cell-style-name="ce3"/>
        <table:table-column table:style-name="co9" table:default-cell-style-name="ce3"/>
        <table:table-column table:style-name="co8" table:default-cell-style-name="ce3"/>
        <table:table-column table:style-name="co6" table:default-cell-style-name="ce3"/>
        <table:table-column table:style-name="co10" table:default-cell-style-name="ce3"/>
        <table:table-column table:style-name="co11" table:default-cell-style-name="ce3"/>
        <table:table-column table:style-name="co6" table:number-columns-repeated="1016" table:default-cell-style-name="ce3"/>
        <table:table-row table:style-name="ro1">
          <table:table-cell table:style-name="ce4" table:formula="of:=['file:///home/moon/Downloads/Budget%20Categories_v2.ods'#$Keywords.A1]" office:value-type="string" office:string-value="Keywords" calcext:value-type="string">
            <text:p>Keywords</text:p>
          </table:table-cell>
          <table:table-cell table:style-name="ce4" table:formula="of:=['file:///home/moon/Downloads/Budget%20Categories_v2.ods'#$Keywords.B1]" office:value-type="string" office:string-value="Category" calcext:value-type="string">
            <text:p>Category</text:p>
          </table:table-cell>
          <table:table-cell table:style-name="ce4" office:value-type="string" calcext:value-type="string">
            <text:p>code</text:p>
          </table:table-cell>
          <table:table-cell/>
          <table:table-cell table:style-name="ce5" office:value-type="string" calcext:value-type="string" table:number-columns-spanned="2" table:number-rows-spanned="1">
            <text:p>UNIQUE CATEGORIES</text:p>
          </table:table-cell>
          <table:covered-table-cell/>
          <table:table-cell/>
          <table:table-cell table:style-name="ce7" office:value-type="string" calcext:value-type="string">
            <text:p>CHECK UNIQUE CODE</text:p>
          </table:table-cell>
          <table:table-cell table:style-name="ce10"/>
          <table:table-cell table:number-columns-repeated="1015"/>
        </table:table-row>
        <table:table-row table:style-name="ro1">
          <table:table-cell table:formula="of:=['file:///home/moon/myData/mywebci/conf/docs/Budget%20Categories_v2.ods'#$Keywords.A2]" office:value-type="string" office:string-value="WOOLWORTHS" calcext:value-type="string">
            <text:p>WOOLWORTHS</text:p>
          </table:table-cell>
          <table:table-cell table:formula="of:=['file:///home/moon/myData/mywebci/conf/docs/Budget%20Categories_v2.ods'#$Keywords.B2]" office:value-type="string" office:string-value="Daily Living -- Groceries" calcext:value-type="string">
            <text:p>Daily Living -- Groceries</text:p>
          </table:table-cell>
          <table:table-cell table:formula="of:=['file:///home/moon/myData/mywebci/conf/docs/Budget%20Categories_v2.ods'#$Keywords.C2]" office:value-type="string" office:string-value="D01" calcext:value-type="string">
            <text:p>D01</text:p>
          </table:table-cell>
          <table:table-cell/>
          <table:table-cell office:value-type="string" calcext:value-type="string">
            <text:p>Daily Living -- Dining/Eating Out</text:p>
          </table:table-cell>
          <table:table-cell office:value-type="string" calcext:value-type="string">
            <text:p>D06</text:p>
          </table:table-cell>
          <table:table-cell/>
          <table:table-cell table:style-name="ce8"/>
          <table:table-cell table:style-name="ce11" table:formula="of:=COUNTIF([.F2:.F250];[.H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file:///home/moon/myData/mywebci/conf/docs/Budget%20Categories_v2.ods'#$Keywords.A3]" office:value-type="string" office:string-value="DIS FRUIT" calcext:value-type="string">
            <text:p>DIS FRUIT</text:p>
          </table:table-cell>
          <table:table-cell table:formula="of:=['file:///home/moon/myData/mywebci/conf/docs/Budget%20Categories_v2.ods'#$Keywords.B3]" office:value-type="string" office:string-value="Daily Living -- Groceries" calcext:value-type="string">
            <text:p>Daily Living -- Groceries</text:p>
          </table:table-cell>
          <table:table-cell table:formula="of:=['file:///home/moon/myData/mywebci/conf/docs/Budget%20Categories_v2.ods'#$Keywords.C3]" office:value-type="string" office:string-value="D01" calcext:value-type="string">
            <text:p>D01</text:p>
          </table:table-cell>
          <table:table-cell/>
          <table:table-cell office:value-type="string" calcext:value-type="string">
            <text:p>Daily Living -- Education/Lessons</text:p>
          </table:table-cell>
          <table:table-cell office:value-type="string" calcext:value-type="string">
            <text:p>D05</text:p>
          </table:table-cell>
          <table:table-cell/>
          <table:table-cell table:style-name="ce9"/>
          <table:table-cell table:style-name="ce12"/>
          <table:table-cell table:number-columns-repeated="1015"/>
        </table:table-row>
        <table:table-row table:style-name="ro1">
          <table:table-cell table:formula="of:=['file:///home/moon/myData/mywebci/conf/docs/Budget%20Categories_v2.ods'#$Keywords.A4]" office:value-type="string" office:string-value="ALDI STORES" calcext:value-type="string">
            <text:p>ALDI STORES</text:p>
          </table:table-cell>
          <table:table-cell table:formula="of:=['file:///home/moon/myData/mywebci/conf/docs/Budget%20Categories_v2.ods'#$Keywords.B4]" office:value-type="string" office:string-value="Daily Living -- Groceries" calcext:value-type="string">
            <text:p>Daily Living -- Groceries</text:p>
          </table:table-cell>
          <table:table-cell table:formula="of:=['file:///home/moon/myData/mywebci/conf/docs/Budget%20Categories_v2.ods'#$Keywords.C4]" office:value-type="string" office:string-value="D01" calcext:value-type="string">
            <text:p>D01</text:p>
          </table:table-cell>
          <table:table-cell/>
          <table:table-cell office:value-type="string" calcext:value-type="string">
            <text:p>Daily Living -- Groceries</text:p>
          </table:table-cell>
          <table:table-cell office:value-type="string" calcext:value-type="string">
            <text:p>D01</text:p>
          </table:table-cell>
          <table:table-cell table:number-columns-repeated="1018"/>
        </table:table-row>
        <table:table-row table:style-name="ro1">
          <table:table-cell table:formula="of:=['file:///home/moon/myData/mywebci/conf/docs/Budget%20Categories_v2.ods'#$Keywords.A5]" office:value-type="string" office:string-value="K TOWN SUPERMARKET" calcext:value-type="string">
            <text:p>K TOWN SUPERMARKET</text:p>
          </table:table-cell>
          <table:table-cell table:formula="of:=['file:///home/moon/myData/mywebci/conf/docs/Budget%20Categories_v2.ods'#$Keywords.B5]" office:value-type="string" office:string-value="Daily Living -- Groceries" calcext:value-type="string">
            <text:p>Daily Living -- Groceries</text:p>
          </table:table-cell>
          <table:table-cell table:formula="of:=['file:///home/moon/myData/mywebci/conf/docs/Budget%20Categories_v2.ods'#$Keywords.C5]" office:value-type="string" office:string-value="D01" calcext:value-type="string">
            <text:p>D01</text:p>
          </table:table-cell>
          <table:table-cell/>
          <table:table-cell office:value-type="string" calcext:value-type="string">
            <text:p>Daily Living -- License Fee</text:p>
          </table:table-cell>
          <table:table-cell office:value-type="string" calcext:value-type="string">
            <text:p>D10</text:p>
          </table:table-cell>
          <table:table-cell table:number-columns-repeated="1018"/>
        </table:table-row>
        <table:table-row table:style-name="ro1">
          <table:table-cell table:formula="of:=['file:///home/moon/myData/mywebci/conf/docs/Budget%20Categories_v2.ods'#$Keywords.A6]" office:value-type="string" office:string-value="HANARO TRADING" calcext:value-type="string">
            <text:p>HANARO TRADING</text:p>
          </table:table-cell>
          <table:table-cell table:formula="of:=['file:///home/moon/myData/mywebci/conf/docs/Budget%20Categories_v2.ods'#$Keywords.B6]" office:value-type="string" office:string-value="Daily Living -- Groceries" calcext:value-type="string">
            <text:p>Daily Living -- Groceries</text:p>
          </table:table-cell>
          <table:table-cell table:formula="of:=['file:///home/moon/myData/mywebci/conf/docs/Budget%20Categories_v2.ods'#$Keywords.C6]" office:value-type="string" office:string-value="D01" calcext:value-type="string">
            <text:p>D01</text:p>
          </table:table-cell>
          <table:table-cell/>
          <table:table-cell office:value-type="string" calcext:value-type="string">
            <text:p>Daily Living -- Mobile Phone Fee</text:p>
          </table:table-cell>
          <table:table-cell office:value-type="string" calcext:value-type="string">
            <text:p>D12</text:p>
          </table:table-cell>
          <table:table-cell table:number-columns-repeated="1018"/>
        </table:table-row>
        <table:table-row table:style-name="ro1">
          <table:table-cell table:formula="of:=['file:///home/moon/myData/mywebci/conf/docs/Budget%20Categories_v2.ods'#$Keywords.A7]" office:value-type="string" office:string-value="HAPPY MARKET" calcext:value-type="string">
            <text:p>HAPPY MARKET</text:p>
          </table:table-cell>
          <table:table-cell table:formula="of:=['file:///home/moon/myData/mywebci/conf/docs/Budget%20Categories_v2.ods'#$Keywords.B7]" office:value-type="string" office:string-value="Daily Living -- Groceries" calcext:value-type="string">
            <text:p>Daily Living -- Groceries</text:p>
          </table:table-cell>
          <table:table-cell table:formula="of:=['file:///home/moon/myData/mywebci/conf/docs/Budget%20Categories_v2.ods'#$Keywords.C7]" office:value-type="string" office:string-value="D01" calcext:value-type="string">
            <text:p>D01</text:p>
          </table:table-cell>
          <table:table-cell/>
          <table:table-cell office:value-type="string" calcext:value-type="string">
            <text:p>Daily Living -- Office Supplies</text:p>
          </table:table-cell>
          <table:table-cell office:value-type="string" calcext:value-type="string">
            <text:p>D07</text:p>
          </table:table-cell>
          <table:table-cell table:number-columns-repeated="1018"/>
        </table:table-row>
        <table:table-row table:style-name="ro1">
          <table:table-cell table:formula="of:=['file:///home/moon/myData/mywebci/conf/docs/Budget%20Categories_v2.ods'#$Keywords.A8]" office:value-type="string" office:string-value="IGA" calcext:value-type="string">
            <text:p>IGA</text:p>
          </table:table-cell>
          <table:table-cell table:formula="of:=['file:///home/moon/myData/mywebci/conf/docs/Budget%20Categories_v2.ods'#$Keywords.B8]" office:value-type="string" office:string-value="Daily Living -- Groceries" calcext:value-type="string">
            <text:p>Daily Living -- Groceries</text:p>
          </table:table-cell>
          <table:table-cell table:formula="of:=['file:///home/moon/myData/mywebci/conf/docs/Budget%20Categories_v2.ods'#$Keywords.C8]" office:value-type="string" office:string-value="D01" calcext:value-type="string">
            <text:p>D01</text:p>
          </table:table-cell>
          <table:table-cell/>
          <table:table-cell office:value-type="string" calcext:value-type="string">
            <text:p>Daily Living -- Other</text:p>
          </table:table-cell>
          <table:table-cell office:value-type="string" calcext:value-type="string">
            <text:p>D99</text:p>
          </table:table-cell>
          <table:table-cell table:number-columns-repeated="1018"/>
        </table:table-row>
        <table:table-row table:style-name="ro1">
          <table:table-cell table:formula="of:=['file:///home/moon/myData/mywebci/conf/docs/Budget%20Categories_v2.ods'#$Keywords.A9]" office:value-type="string" office:string-value="CLINK DIR DEBIT" calcext:value-type="string">
            <text:p>CLINK DIR DEBIT</text:p>
          </table:table-cell>
          <table:table-cell table:formula="of:=['file:///home/moon/myData/mywebci/conf/docs/Budget%20Categories_v2.ods'#$Keywords.B9]" office:value-type="string" office:string-value="Debt -- Other" calcext:value-type="string">
            <text:p>Debt -- Other</text:p>
          </table:table-cell>
          <table:table-cell table:formula="of:=['file:///home/moon/myData/mywebci/conf/docs/Budget%20Categories_v2.ods'#$Keywords.C9]" office:value-type="string" office:string-value="F99" calcext:value-type="string">
            <text:p>F99</text:p>
          </table:table-cell>
          <table:table-cell/>
          <table:table-cell office:value-type="string" calcext:value-type="string">
            <text:p>Daily Living -- shoes</text:p>
          </table:table-cell>
          <table:table-cell office:value-type="string" calcext:value-type="string">
            <text:p>D04</text:p>
          </table:table-cell>
          <table:table-cell table:number-columns-repeated="1018"/>
        </table:table-row>
        <table:table-row table:style-name="ro1">
          <table:table-cell table:formula="of:=['file:///home/moon/myData/mywebci/conf/docs/Budget%20Categories_v2.ods'#$Keywords.A10]" office:value-type="string" office:string-value="MS CHARCOAL" calcext:value-type="string">
            <text:p>MS CHARCOAL</text:p>
          </table:table-cell>
          <table:table-cell table:formula="of:=['file:///home/moon/myData/mywebci/conf/docs/Budget%20Categories_v2.ods'#$Keywords.B10]" office:value-type="string" office:string-value="Daily Living -- Dining/Eating Out" calcext:value-type="string">
            <text:p>Daily Living -- Dining/Eating Out</text:p>
          </table:table-cell>
          <table:table-cell table:formula="of:=['file:///home/moon/myData/mywebci/conf/docs/Budget%20Categories_v2.ods'#$Keywords.C10]" office:value-type="string" office:string-value="D06" calcext:value-type="string">
            <text:p>D06</text:p>
          </table:table-cell>
          <table:table-cell/>
          <table:table-cell office:value-type="string" calcext:value-type="string">
            <text:p>Debt -- Credit Card</text:p>
          </table:table-cell>
          <table:table-cell office:value-type="string" calcext:value-type="string">
            <text:p>F01</text:p>
          </table:table-cell>
          <table:table-cell table:number-columns-repeated="1018"/>
        </table:table-row>
        <table:table-row table:style-name="ro1">
          <table:table-cell table:formula="of:=['file:///home/moon/myData/mywebci/conf/docs/Budget%20Categories_v2.ods'#$Keywords.A11]" office:value-type="string" office:string-value="BETTS BRAND DIRECT" calcext:value-type="string">
            <text:p>BETTS BRAND DIRECT</text:p>
          </table:table-cell>
          <table:table-cell table:formula="of:=['file:///home/moon/myData/mywebci/conf/docs/Budget%20Categories_v2.ods'#$Keywords.B11]" office:value-type="string" office:string-value="Daily Living -- shoes" calcext:value-type="string">
            <text:p>Daily Living -- shoes</text:p>
          </table:table-cell>
          <table:table-cell table:formula="of:=['file:///home/moon/myData/mywebci/conf/docs/Budget%20Categories_v2.ods'#$Keywords.C11]" office:value-type="string" office:string-value="D04" calcext:value-type="string">
            <text:p>D04</text:p>
          </table:table-cell>
          <table:table-cell/>
          <table:table-cell office:value-type="string" calcext:value-type="string">
            <text:p>Debt -- Other</text:p>
          </table:table-cell>
          <table:table-cell office:value-type="string" calcext:value-type="string">
            <text:p>F99</text:p>
          </table:table-cell>
          <table:table-cell table:number-columns-repeated="1018"/>
        </table:table-row>
        <table:table-row table:style-name="ro1">
          <table:table-cell table:formula="of:=['file:///home/moon/myData/mywebci/conf/docs/Budget%20Categories_v2.ods'#$Keywords.A12]" office:value-type="string" office:string-value="NIKE HARBOURTOWN" calcext:value-type="string">
            <text:p>NIKE HARBOURTOWN</text:p>
          </table:table-cell>
          <table:table-cell table:formula="of:=['file:///home/moon/myData/mywebci/conf/docs/Budget%20Categories_v2.ods'#$Keywords.B12]" office:value-type="string" office:string-value="Daily Living -- shoes" calcext:value-type="string">
            <text:p>Daily Living -- shoes</text:p>
          </table:table-cell>
          <table:table-cell table:formula="of:=['file:///home/moon/myData/mywebci/conf/docs/Budget%20Categories_v2.ods'#$Keywords.C12]" office:value-type="string" office:string-value="D04" calcext:value-type="string">
            <text:p>D04</text:p>
          </table:table-cell>
          <table:table-cell/>
          <table:table-cell office:value-type="string" calcext:value-type="string">
            <text:p>Entertainment -- Other</text:p>
          </table:table-cell>
          <table:table-cell office:value-type="string" calcext:value-type="string">
            <text:p>E99</text:p>
          </table:table-cell>
          <table:table-cell table:number-columns-repeated="1018"/>
        </table:table-row>
        <table:table-row table:style-name="ro1">
          <table:table-cell table:formula="of:=['file:///home/moon/myData/mywebci/conf/docs/Budget%20Categories_v2.ods'#$Keywords.A13]" office:value-type="string" office:string-value="PACIFIC PINES PRIMARY" calcext:value-type="string">
            <text:p>PACIFIC PINES PRIMARY</text:p>
          </table:table-cell>
          <table:table-cell table:formula="of:=['file:///home/moon/myData/mywebci/conf/docs/Budget%20Categories_v2.ods'#$Keywords.B13]" office:value-type="string" office:string-value="Daily Living -- Education/Lessons" calcext:value-type="string">
            <text:p>Daily Living -- Education/Lessons</text:p>
          </table:table-cell>
          <table:table-cell table:formula="of:=['file:///home/moon/myData/mywebci/conf/docs/Budget%20Categories_v2.ods'#$Keywords.C13]" office:value-type="string" office:string-value="D05" calcext:value-type="string">
            <text:p>D05</text:p>
          </table:table-cell>
          <table:table-cell/>
          <table:table-cell office:value-type="string" calcext:value-type="string">
            <text:p>Housing Expenses -- Internet/Phone</text:p>
          </table:table-cell>
          <table:table-cell office:value-type="string" calcext:value-type="string">
            <text:p>A04</text:p>
          </table:table-cell>
          <table:table-cell table:number-columns-repeated="1018"/>
        </table:table-row>
        <table:table-row table:style-name="ro1">
          <table:table-cell table:formula="of:=['file:///home/moon/myData/mywebci/conf/docs/Budget%20Categories_v2.ods'#$Keywords.A14]" office:value-type="string" office:string-value="KMART" calcext:value-type="string">
            <text:p>KMART</text:p>
          </table:table-cell>
          <table:table-cell table:formula="of:=['file:///home/moon/myData/mywebci/conf/docs/Budget%20Categories_v2.ods'#$Keywords.B14]" office:value-type="string" office:string-value="Daily Living -- Groceries" calcext:value-type="string">
            <text:p>Daily Living -- Groceries</text:p>
          </table:table-cell>
          <table:table-cell table:formula="of:=['file:///home/moon/myData/mywebci/conf/docs/Budget%20Categories_v2.ods'#$Keywords.C14]" office:value-type="string" office:string-value="D01" calcext:value-type="string">
            <text:p>D01</text:p>
          </table:table-cell>
          <table:table-cell/>
          <table:table-cell office:value-type="string" calcext:value-type="string">
            <text:p>Housing Expenses -- Rent</text:p>
          </table:table-cell>
          <table:table-cell office:value-type="string" calcext:value-type="string">
            <text:p>A02</text:p>
          </table:table-cell>
          <table:table-cell table:number-columns-repeated="1018"/>
        </table:table-row>
        <table:table-row table:style-name="ro1">
          <table:table-cell table:formula="of:=['file:///home/moon/myData/mywebci/conf/docs/Budget%20Categories_v2.ods'#$Keywords.A15]" office:value-type="string" office:string-value="JUSTICE SPER" calcext:value-type="string">
            <text:p>JUSTICE SPER</text:p>
          </table:table-cell>
          <table:table-cell table:formula="of:=['file:///home/moon/myData/mywebci/conf/docs/Budget%20Categories_v2.ods'#$Keywords.B15]" office:value-type="string" office:string-value="Transportation -- Fines" calcext:value-type="string">
            <text:p>Transportation -- Fines</text:p>
          </table:table-cell>
          <table:table-cell table:formula="of:=['file:///home/moon/myData/mywebci/conf/docs/Budget%20Categories_v2.ods'#$Keywords.C15]" office:value-type="string" office:string-value="B07" calcext:value-type="string">
            <text:p>B07</text:p>
          </table:table-cell>
          <table:table-cell/>
          <table:table-cell office:value-type="string" calcext:value-type="string">
            <text:p>Medical/Health -- Health Club</text:p>
          </table:table-cell>
          <table:table-cell office:value-type="string" calcext:value-type="string">
            <text:p>C04</text:p>
          </table:table-cell>
          <table:table-cell table:number-columns-repeated="1018"/>
        </table:table-row>
        <table:table-row table:style-name="ro1">
          <table:table-cell table:formula="of:=['file:///home/moon/myData/mywebci/conf/docs/Budget%20Categories_v2.ods'#$Keywords.A16]" office:value-type="string" office:string-value="WE BREW" calcext:value-type="string">
            <text:p>WE BREW</text:p>
          </table:table-cell>
          <table:table-cell table:formula="of:=['file:///home/moon/myData/mywebci/conf/docs/Budget%20Categories_v2.ods'#$Keywords.B16]" office:value-type="string" office:string-value="Daily Living -- Groceries" calcext:value-type="string">
            <text:p>Daily Living -- Groceries</text:p>
          </table:table-cell>
          <table:table-cell table:formula="of:=['file:///home/moon/myData/mywebci/conf/docs/Budget%20Categories_v2.ods'#$Keywords.C16]" office:value-type="string" office:string-value="D01" calcext:value-type="string">
            <text:p>D01</text:p>
          </table:table-cell>
          <table:table-cell/>
          <table:table-cell office:value-type="string" calcext:value-type="string">
            <text:p>Medical/Health -- Insurance</text:p>
          </table:table-cell>
          <table:table-cell office:value-type="string" calcext:value-type="string">
            <text:p>C01</text:p>
          </table:table-cell>
          <table:table-cell table:number-columns-repeated="1018"/>
        </table:table-row>
        <table:table-row table:style-name="ro1">
          <table:table-cell table:formula="of:=['file:///home/moon/myData/mywebci/conf/docs/Budget%20Categories_v2.ods'#$Keywords.A17]" office:value-type="string" office:string-value="VODAFONE" calcext:value-type="string">
            <text:p>VODAFONE</text:p>
          </table:table-cell>
          <table:table-cell table:formula="of:=['file:///home/moon/myData/mywebci/conf/docs/Budget%20Categories_v2.ods'#$Keywords.B17]" office:value-type="string" office:string-value="Daily Living -- Mobile Phone Fee" calcext:value-type="string">
            <text:p>Daily Living -- Mobile Phone Fee</text:p>
          </table:table-cell>
          <table:table-cell table:formula="of:=['file:///home/moon/myData/mywebci/conf/docs/Budget%20Categories_v2.ods'#$Keywords.C17]" office:value-type="string" office:string-value="D12" calcext:value-type="string">
            <text:p>D12</text:p>
          </table:table-cell>
          <table:table-cell/>
          <table:table-cell office:value-type="string" calcext:value-type="string">
            <text:p>Medical/Health -- Medicine/Drugs</text:p>
          </table:table-cell>
          <table:table-cell office:value-type="string" calcext:value-type="string">
            <text:p>C03</text:p>
          </table:table-cell>
          <table:table-cell table:number-columns-repeated="1018"/>
        </table:table-row>
        <table:table-row table:style-name="ro1">
          <table:table-cell table:formula="of:=['file:///home/moon/myData/mywebci/conf/docs/Budget%20Categories_v2.ods'#$Keywords.A18]" office:value-type="string" office:string-value="TMR REG RENEW" calcext:value-type="string">
            <text:p>TMR REG RENEW</text:p>
          </table:table-cell>
          <table:table-cell table:formula="of:=['file:///home/moon/myData/mywebci/conf/docs/Budget%20Categories_v2.ods'#$Keywords.B18]" office:value-type="string" office:string-value="Transportation -- Registration" calcext:value-type="string">
            <text:p>Transportation -- Registration</text:p>
          </table:table-cell>
          <table:table-cell table:formula="of:=['file:///home/moon/myData/mywebci/conf/docs/Budget%20Categories_v2.ods'#$Keywords.C18]" office:value-type="string" office:string-value="B03" calcext:value-type="string">
            <text:p>B03</text:p>
          </table:table-cell>
          <table:table-cell/>
          <table:table-cell office:value-type="string" calcext:value-type="string">
            <text:p>Saving -- Other</text:p>
          </table:table-cell>
          <table:table-cell office:value-type="string" calcext:value-type="string">
            <text:p>G99</text:p>
          </table:table-cell>
          <table:table-cell table:number-columns-repeated="1018"/>
        </table:table-row>
        <table:table-row table:style-name="ro1">
          <table:table-cell table:formula="of:=['file:///home/moon/myData/mywebci/conf/docs/Budget%20Categories_v2.ods'#$Keywords.A19]" office:value-type="string" office:string-value="OFFICEWORKS" calcext:value-type="string">
            <text:p>OFFICEWORKS</text:p>
          </table:table-cell>
          <table:table-cell table:formula="of:=['file:///home/moon/myData/mywebci/conf/docs/Budget%20Categories_v2.ods'#$Keywords.B19]" office:value-type="string" office:string-value="Daily Living -- Office Supplies" calcext:value-type="string">
            <text:p>Daily Living -- Office Supplies</text:p>
          </table:table-cell>
          <table:table-cell table:formula="of:=['file:///home/moon/myData/mywebci/conf/docs/Budget%20Categories_v2.ods'#$Keywords.C19]" office:value-type="string" office:string-value="D07" calcext:value-type="string">
            <text:p>D07</text:p>
          </table:table-cell>
          <table:table-cell/>
          <table:table-cell office:value-type="string" calcext:value-type="string">
            <text:p>Transportation -- Fines</text:p>
          </table:table-cell>
          <table:table-cell office:value-type="string" calcext:value-type="string">
            <text:p>B07</text:p>
          </table:table-cell>
          <table:table-cell table:number-columns-repeated="1018"/>
        </table:table-row>
        <table:table-row table:style-name="ro1">
          <table:table-cell table:formula="of:=['file:///home/moon/myData/mywebci/conf/docs/Budget%20Categories_v2.ods'#$Keywords.A20]" office:value-type="string" office:string-value="CHIKOR PTY LTD" calcext:value-type="string">
            <text:p>CHIKOR PTY LTD</text:p>
          </table:table-cell>
          <table:table-cell table:formula="of:=['file:///home/moon/myData/mywebci/conf/docs/Budget%20Categories_v2.ods'#$Keywords.B20]" office:value-type="string" office:string-value="Daily Living -- Dining/Eating Out" calcext:value-type="string">
            <text:p>Daily Living -- Dining/Eating Out</text:p>
          </table:table-cell>
          <table:table-cell table:formula="of:=['file:///home/moon/myData/mywebci/conf/docs/Budget%20Categories_v2.ods'#$Keywords.C20]" office:value-type="string" office:string-value="D06" calcext:value-type="string">
            <text:p>D06</text:p>
          </table:table-cell>
          <table:table-cell/>
          <table:table-cell office:value-type="string" calcext:value-type="string">
            <text:p>Transportation -- Fuel</text:p>
          </table:table-cell>
          <table:table-cell office:value-type="string" calcext:value-type="string">
            <text:p>B01</text:p>
          </table:table-cell>
          <table:table-cell table:number-columns-repeated="1018"/>
        </table:table-row>
        <table:table-row table:style-name="ro1">
          <table:table-cell table:formula="of:=['file:///home/moon/myData/mywebci/conf/docs/Budget%20Categories_v2.ods'#$Keywords.A21]" office:value-type="string" office:string-value="WW PETROL" calcext:value-type="string">
            <text:p>WW PETROL</text:p>
          </table:table-cell>
          <table:table-cell table:formula="of:=['file:///home/moon/myData/mywebci/conf/docs/Budget%20Categories_v2.ods'#$Keywords.B21]" office:value-type="string" office:string-value="Transportation -- Fuel" calcext:value-type="string">
            <text:p>Transportation -- Fuel</text:p>
          </table:table-cell>
          <table:table-cell table:formula="of:=['file:///home/moon/myData/mywebci/conf/docs/Budget%20Categories_v2.ods'#$Keywords.C21]" office:value-type="string" office:string-value="B01" calcext:value-type="string">
            <text:p>B01</text:p>
          </table:table-cell>
          <table:table-cell/>
          <table:table-cell office:value-type="string" calcext:value-type="string">
            <text:p>Transportation -- Registration</text:p>
          </table:table-cell>
          <table:table-cell office:value-type="string" calcext:value-type="string">
            <text:p>B03</text:p>
          </table:table-cell>
          <table:table-cell table:number-columns-repeated="1018"/>
        </table:table-row>
        <table:table-row table:style-name="ro1">
          <table:table-cell table:formula="of:=['file:///home/moon/myData/mywebci/conf/docs/Budget%20Categories_v2.ods'#$Keywords.A22]" office:value-type="string" office:string-value="PACIFIC PINES CHEMM" calcext:value-type="string">
            <text:p>PACIFIC PINES CHEMM</text:p>
          </table:table-cell>
          <table:table-cell table:formula="of:=['file:///home/moon/myData/mywebci/conf/docs/Budget%20Categories_v2.ods'#$Keywords.B22]" office:value-type="string" office:string-value="Medical/Health -- Medicine/Drugs" calcext:value-type="string">
            <text:p>Medical/Health -- Medicine/Drugs</text:p>
          </table:table-cell>
          <table:table-cell table:formula="of:=['file:///home/moon/myData/mywebci/conf/docs/Budget%20Categories_v2.ods'#$Keywords.C22]" office:value-type="string" office:string-value="C03" calcext:value-type="string">
            <text:p>C03</text:p>
          </table:table-cell>
          <table:table-cell table:number-columns-repeated="1021"/>
        </table:table-row>
        <table:table-row table:style-name="ro1">
          <table:table-cell table:formula="of:=['file:///home/moon/myData/mywebci/conf/docs/Budget%20Categories_v2.ods'#$Keywords.A23]" office:value-type="string" office:string-value="7-ELEVEN" calcext:value-type="string">
            <text:p>7-ELEVEN</text:p>
          </table:table-cell>
          <table:table-cell table:formula="of:=['file:///home/moon/myData/mywebci/conf/docs/Budget%20Categories_v2.ods'#$Keywords.B23]" office:value-type="string" office:string-value="Transportation -- Fuel" calcext:value-type="string">
            <text:p>Transportation -- Fuel</text:p>
          </table:table-cell>
          <table:table-cell table:formula="of:=['file:///home/moon/myData/mywebci/conf/docs/Budget%20Categories_v2.ods'#$Keywords.C23]" office:value-type="string" office:string-value="B01" calcext:value-type="string">
            <text:p>B01</text:p>
          </table:table-cell>
          <table:table-cell table:number-columns-repeated="1021"/>
        </table:table-row>
        <table:table-row table:style-name="ro1">
          <table:table-cell table:formula="of:=['file:///home/moon/myData/mywebci/conf/docs/Budget%20Categories_v2.ods'#$Keywords.A24]" office:value-type="string" office:string-value="COLES" calcext:value-type="string">
            <text:p>COLES</text:p>
          </table:table-cell>
          <table:table-cell table:formula="of:=['file:///home/moon/myData/mywebci/conf/docs/Budget%20Categories_v2.ods'#$Keywords.B24]" office:value-type="string" office:string-value="Daily Living -- Groceries" calcext:value-type="string">
            <text:p>Daily Living -- Groceries</text:p>
          </table:table-cell>
          <table:table-cell table:formula="of:=['file:///home/moon/myData/mywebci/conf/docs/Budget%20Categories_v2.ods'#$Keywords.C24]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1">
          <table:table-cell table:formula="of:=['file:///home/moon/myData/mywebci/conf/docs/Budget%20Categories_v2.ods'#$Keywords.A25]" office:value-type="string" office:string-value="QAHS GENERAL ACCOUNT" calcext:value-type="string">
            <text:p>QAHS GENERAL ACCOUNT</text:p>
          </table:table-cell>
          <table:table-cell table:formula="of:=['file:///home/moon/myData/mywebci/conf/docs/Budget%20Categories_v2.ods'#$Keywords.B25]" office:value-type="string" office:string-value="Daily Living -- Education/Lessons" calcext:value-type="string">
            <text:p>Daily Living -- Education/Lessons</text:p>
          </table:table-cell>
          <table:table-cell table:formula="of:=['file:///home/moon/myData/mywebci/conf/docs/Budget%20Categories_v2.ods'#$Keywords.C25]" office:value-type="string" office:string-value="D05" calcext:value-type="string">
            <text:p>D05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formula="of:=['file:///home/moon/myData/mywebci/conf/docs/Budget%20Categories_v2.ods'#$Keywords.A26]" office:value-type="string" office:string-value="QNMU MEMBERSHIP" calcext:value-type="string">
            <text:p>QNMU MEMBERSHIP</text:p>
          </table:table-cell>
          <table:table-cell table:formula="of:=['file:///home/moon/myData/mywebci/conf/docs/Budget%20Categories_v2.ods'#$Keywords.B26]" office:value-type="string" office:string-value="Daily Living -- License Fee" calcext:value-type="string">
            <text:p>Daily Living -- License Fee</text:p>
          </table:table-cell>
          <table:table-cell table:formula="of:=['file:///home/moon/myData/mywebci/conf/docs/Budget%20Categories_v2.ods'#$Keywords.C26]" office:value-type="string" office:string-value="D10" calcext:value-type="string">
            <text:p>D10</text:p>
          </table:table-cell>
          <table:table-cell table:number-columns-repeated="1021"/>
        </table:table-row>
        <table:table-row table:style-name="ro1">
          <table:table-cell table:formula="of:=['file:///home/moon/myData/mywebci/conf/docs/Budget%20Categories_v2.ods'#$Keywords.A27]" office:value-type="string" office:string-value="TELSTRA CORP" calcext:value-type="string">
            <text:p>TELSTRA CORP</text:p>
          </table:table-cell>
          <table:table-cell table:formula="of:=['file:///home/moon/myData/mywebci/conf/docs/Budget%20Categories_v2.ods'#$Keywords.B27]" office:value-type="string" office:string-value="Housing Expenses -- Internet/Phone" calcext:value-type="string">
            <text:p>Housing Expenses -- Internet/Phone</text:p>
          </table:table-cell>
          <table:table-cell table:formula="of:=['file:///home/moon/myData/mywebci/conf/docs/Budget%20Categories_v2.ods'#$Keywords.C27]" office:value-type="string" office:string-value="A04" calcext:value-type="string">
            <text:p>A04</text:p>
          </table:table-cell>
          <table:table-cell table:number-columns-repeated="1021"/>
        </table:table-row>
        <table:table-row table:style-name="ro1">
          <table:table-cell table:formula="of:=['file:///home/moon/myData/mywebci/conf/docs/Budget%20Categories_v2.ods'#$Keywords.A28]" office:value-type="string" office:string-value="DOMINO" calcext:value-type="string">
            <text:p>DOMINO</text:p>
          </table:table-cell>
          <table:table-cell table:formula="of:=['file:///home/moon/myData/mywebci/conf/docs/Budget%20Categories_v2.ods'#$Keywords.B28]" office:value-type="string" office:string-value="Daily Living -- Groceries" calcext:value-type="string">
            <text:p>Daily Living -- Groceries</text:p>
          </table:table-cell>
          <table:table-cell table:formula="of:=['file:///home/moon/myData/mywebci/conf/docs/Budget%20Categories_v2.ods'#$Keywords.C28]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1">
          <table:table-cell table:formula="of:=['file:///home/moon/myData/mywebci/conf/docs/Budget%20Categories_v2.ods'#$Keywords.A29]" office:value-type="string" office:string-value="PAYPAL" calcext:value-type="string">
            <text:p>PAYPAL</text:p>
          </table:table-cell>
          <table:table-cell table:formula="of:=['file:///home/moon/myData/mywebci/conf/docs/Budget%20Categories_v2.ods'#$Keywords.B29]" office:value-type="string" office:string-value="Daily Living -- Other" calcext:value-type="string">
            <text:p>Daily Living -- Other</text:p>
          </table:table-cell>
          <table:table-cell table:formula="of:=['file:///home/moon/myData/mywebci/conf/docs/Budget%20Categories_v2.ods'#$Keywords.C29]" office:value-type="string" office:string-value="D99" calcext:value-type="string">
            <text:p>D99</text:p>
          </table:table-cell>
          <table:table-cell table:number-columns-repeated="1021"/>
        </table:table-row>
        <table:table-row table:style-name="ro1">
          <table:table-cell table:formula="of:=['file:///home/moon/myData/mywebci/conf/docs/Budget%20Categories_v2.ods'#$Keywords.A30]" office:value-type="string" office:string-value="MEDIBANK" calcext:value-type="string">
            <text:p>MEDIBANK</text:p>
          </table:table-cell>
          <table:table-cell table:formula="of:=['file:///home/moon/myData/mywebci/conf/docs/Budget%20Categories_v2.ods'#$Keywords.B30]" office:value-type="string" office:string-value="Medical/Health -- Insurance" calcext:value-type="string">
            <text:p>Medical/Health -- Insurance</text:p>
          </table:table-cell>
          <table:table-cell table:formula="of:=['file:///home/moon/myData/mywebci/conf/docs/Budget%20Categories_v2.ods'#$Keywords.C30]" office:value-type="string" office:string-value="C01" calcext:value-type="string">
            <text:p>C01</text:p>
          </table:table-cell>
          <table:table-cell table:number-columns-repeated="1021"/>
        </table:table-row>
        <table:table-row table:style-name="ro1">
          <table:table-cell table:formula="of:=['file:///home/moon/myData/mywebci/conf/docs/Budget%20Categories_v2.ods'#$Keywords.A31]" office:value-type="string" office:string-value="MCDONALDS" calcext:value-type="string">
            <text:p>MCDONALDS</text:p>
          </table:table-cell>
          <table:table-cell table:formula="of:=['file:///home/moon/myData/mywebci/conf/docs/Budget%20Categories_v2.ods'#$Keywords.B31]" office:value-type="string" office:string-value="Daily Living -- Dining/Eating Out" calcext:value-type="string">
            <text:p>Daily Living -- Dining/Eating Out</text:p>
          </table:table-cell>
          <table:table-cell table:formula="of:=['file:///home/moon/myData/mywebci/conf/docs/Budget%20Categories_v2.ods'#$Keywords.C31]" office:value-type="string" office:string-value="D06" calcext:value-type="string">
            <text:p>D06</text:p>
          </table:table-cell>
          <table:table-cell table:number-columns-repeated="1021"/>
        </table:table-row>
        <table:table-row table:style-name="ro1">
          <table:table-cell table:formula="of:=['file:///home/moon/myData/mywebci/conf/docs/Budget%20Categories_v2.ods'#$Keywords.A32]" office:value-type="string" office:string-value="DHC  INVESTMENT" calcext:value-type="string">
            <text:p>DHC <text:s/>INVESTMENT</text:p>
          </table:table-cell>
          <table:table-cell table:formula="of:=['file:///home/moon/myData/mywebci/conf/docs/Budget%20Categories_v2.ods'#$Keywords.B32]" office:value-type="string" office:string-value="Housing Expenses -- Rent" calcext:value-type="string">
            <text:p>Housing Expenses -- Rent</text:p>
          </table:table-cell>
          <table:table-cell table:formula="of:=['file:///home/moon/myData/mywebci/conf/docs/Budget%20Categories_v2.ods'#$Keywords.C32]" office:value-type="string" office:string-value="A02" calcext:value-type="string">
            <text:p>A02</text:p>
          </table:table-cell>
          <table:table-cell table:number-columns-repeated="1021"/>
        </table:table-row>
        <table:table-row table:style-name="ro1">
          <table:table-cell table:formula="of:=['file:///home/moon/myData/mywebci/conf/docs/Budget%20Categories_v2.ods'#$Keywords.A33]" office:value-type="string" office:string-value="JUMMPS" calcext:value-type="string">
            <text:p>JUMMPS</text:p>
          </table:table-cell>
          <table:table-cell table:formula="of:=['file:///home/moon/myData/mywebci/conf/docs/Budget%20Categories_v2.ods'#$Keywords.B33]" office:value-type="string" office:string-value="Entertainment -- Other" calcext:value-type="string">
            <text:p>Entertainment -- Other</text:p>
          </table:table-cell>
          <table:table-cell table:formula="of:=['file:///home/moon/myData/mywebci/conf/docs/Budget%20Categories_v2.ods'#$Keywords.C33]" office:value-type="string" office:string-value="E99" calcext:value-type="string">
            <text:p>E99</text:p>
          </table:table-cell>
          <table:table-cell table:number-columns-repeated="1021"/>
        </table:table-row>
        <table:table-row table:style-name="ro1">
          <table:table-cell table:formula="of:=['file:///home/moon/myData/mywebci/conf/docs/Budget%20Categories_v2.ods'#$Keywords.A34]" office:value-type="string" office:string-value="GOODLIFE" calcext:value-type="string">
            <text:p>GOODLIFE</text:p>
          </table:table-cell>
          <table:table-cell table:formula="of:=['file:///home/moon/myData/mywebci/conf/docs/Budget%20Categories_v2.ods'#$Keywords.B34]" office:value-type="string" office:string-value="Medical/Health -- Health Club" calcext:value-type="string">
            <text:p>Medical/Health -- Health Club</text:p>
          </table:table-cell>
          <table:table-cell table:formula="of:=['file:///home/moon/myData/mywebci/conf/docs/Budget%20Categories_v2.ods'#$Keywords.C34]" office:value-type="string" office:string-value="C04" calcext:value-type="string">
            <text:p>C04</text:p>
          </table:table-cell>
          <table:table-cell table:number-columns-repeated="1021"/>
        </table:table-row>
        <table:table-row table:style-name="ro1">
          <table:table-cell table:formula="of:=['file:///home/moon/myData/mywebci/conf/docs/Budget%20Categories_v2.ods'#$Keywords.A35]" office:value-type="string" office:string-value="FUNDS TFER" calcext:value-type="string">
            <text:p>FUNDS TFER</text:p>
          </table:table-cell>
          <table:table-cell table:formula="of:=['file:///home/moon/myData/mywebci/conf/docs/Budget%20Categories_v2.ods'#$Keywords.B35]" office:value-type="string" office:string-value="Saving -- Other" calcext:value-type="string">
            <text:p>Saving -- Other</text:p>
          </table:table-cell>
          <table:table-cell table:formula="of:=['file:///home/moon/myData/mywebci/conf/docs/Budget%20Categories_v2.ods'#$Keywords.C35]" office:value-type="string" office:string-value="G99" calcext:value-type="string">
            <text:p>G99</text:p>
          </table:table-cell>
          <table:table-cell table:number-columns-repeated="1021"/>
        </table:table-row>
        <table:table-row table:style-name="ro1">
          <table:table-cell table:formula="of:=['file:///home/moon/myData/mywebci/conf/docs/Budget%20Categories_v2.ods'#$Keywords.A36]" office:value-type="string" office:string-value="COMMONWEALTH CARDS" calcext:value-type="string">
            <text:p>COMMONWEALTH CARDS</text:p>
          </table:table-cell>
          <table:table-cell table:formula="of:=['file:///home/moon/myData/mywebci/conf/docs/Budget%20Categories_v2.ods'#$Keywords.B36]" office:value-type="string" office:string-value="Debt -- Credit Card" calcext:value-type="string">
            <text:p>Debt -- Credit Card</text:p>
          </table:table-cell>
          <table:table-cell table:formula="of:=['file:///home/moon/myData/mywebci/conf/docs/Budget%20Categories_v2.ods'#$Keywords.C36]" office:value-type="string" office:string-value="F01" calcext:value-type="string">
            <text:p>F01</text:p>
          </table:table-cell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'file:///home/moon/myData/mywebci/conf/docs/Budget%20Categories_v2.ods'#Keywords" table:print="false" table:style-name="ta_extref">
        <table:table-source xlink:type="simple" xlink:href="../Budget%20Categories_v2.ods" table:table-name="Keywords" table:mode="copy-results-only"/>
        <table:table-column table:number-columns-repeated="3"/>
        <table:table-row>
          <table:table-cell table:number-columns-repeated="3"/>
        </table:table-row>
        <table:table-row>
          <table:table-cell table:style-name="ce1" office:value-type="string">
            <text:p>WOOLWORTHS</text:p>
          </table:table-cell>
          <table:table-cell table:style-name="ce1" office:value-type="string">
            <text:p>Daily Living -- Groceries</text:p>
          </table:table-cell>
          <table:table-cell table:style-name="ce1" office:value-type="string">
            <text:p>D01</text:p>
          </table:table-cell>
        </table:table-row>
        <table:table-row>
          <table:table-cell table:style-name="ce1" office:value-type="string">
            <text:p>DIS FRUIT</text:p>
          </table:table-cell>
          <table:table-cell table:style-name="ce1" office:value-type="string">
            <text:p>Daily Living -- Groceries</text:p>
          </table:table-cell>
          <table:table-cell table:style-name="ce1" office:value-type="string">
            <text:p>D01</text:p>
          </table:table-cell>
        </table:table-row>
        <table:table-row>
          <table:table-cell table:style-name="ce1" office:value-type="string">
            <text:p>ALDI STORES</text:p>
          </table:table-cell>
          <table:table-cell table:style-name="ce1" office:value-type="string">
            <text:p>Daily Living -- Groceries</text:p>
          </table:table-cell>
          <table:table-cell table:style-name="ce1" office:value-type="string">
            <text:p>D01</text:p>
          </table:table-cell>
        </table:table-row>
        <table:table-row>
          <table:table-cell table:style-name="ce1" office:value-type="string">
            <text:p>K TOWN SUPERMARKET</text:p>
          </table:table-cell>
          <table:table-cell table:style-name="ce1" office:value-type="string">
            <text:p>Daily Living -- Groceries</text:p>
          </table:table-cell>
          <table:table-cell table:style-name="ce1" office:value-type="string">
            <text:p>D01</text:p>
          </table:table-cell>
        </table:table-row>
        <table:table-row>
          <table:table-cell table:style-name="ce1" office:value-type="string">
            <text:p>HANARO TRADING</text:p>
          </table:table-cell>
          <table:table-cell table:style-name="ce1" office:value-type="string">
            <text:p>Daily Living -- Groceries</text:p>
          </table:table-cell>
          <table:table-cell table:style-name="ce1" office:value-type="string">
            <text:p>D01</text:p>
          </table:table-cell>
        </table:table-row>
        <table:table-row>
          <table:table-cell table:style-name="ce1" office:value-type="string">
            <text:p>HAPPY MARKET</text:p>
          </table:table-cell>
          <table:table-cell table:style-name="ce1" office:value-type="string">
            <text:p>Daily Living -- Groceries</text:p>
          </table:table-cell>
          <table:table-cell table:style-name="ce1" office:value-type="string">
            <text:p>D01</text:p>
          </table:table-cell>
        </table:table-row>
        <table:table-row>
          <table:table-cell table:style-name="ce1" office:value-type="string">
            <text:p>IGA</text:p>
          </table:table-cell>
          <table:table-cell table:style-name="ce1" office:value-type="string">
            <text:p>Daily Living -- Groceries</text:p>
          </table:table-cell>
          <table:table-cell table:style-name="ce1" office:value-type="string">
            <text:p>D01</text:p>
          </table:table-cell>
        </table:table-row>
        <table:table-row>
          <table:table-cell table:style-name="ce1" office:value-type="string">
            <text:p>CLINK DIR DEBIT</text:p>
          </table:table-cell>
          <table:table-cell table:style-name="ce1" office:value-type="string">
            <text:p>Debt -- Other</text:p>
          </table:table-cell>
          <table:table-cell table:style-name="ce1" office:value-type="string">
            <text:p>F99</text:p>
          </table:table-cell>
        </table:table-row>
        <table:table-row>
          <table:table-cell table:style-name="ce1" office:value-type="string">
            <text:p>MS CHARCOAL</text:p>
          </table:table-cell>
          <table:table-cell table:style-name="ce1" office:value-type="string">
            <text:p>Daily Living -- Dining/Eating Out</text:p>
          </table:table-cell>
          <table:table-cell table:style-name="ce1" office:value-type="string">
            <text:p>D06</text:p>
          </table:table-cell>
        </table:table-row>
        <table:table-row>
          <table:table-cell table:style-name="ce1" office:value-type="string">
            <text:p>BETTS BRAND DIRECT</text:p>
          </table:table-cell>
          <table:table-cell table:style-name="ce1" office:value-type="string">
            <text:p>Daily Living -- shoes</text:p>
          </table:table-cell>
          <table:table-cell table:style-name="ce1" office:value-type="string">
            <text:p>D04</text:p>
          </table:table-cell>
        </table:table-row>
        <table:table-row>
          <table:table-cell table:style-name="ce1" office:value-type="string">
            <text:p>NIKE HARBOURTOWN</text:p>
          </table:table-cell>
          <table:table-cell table:style-name="ce1" office:value-type="string">
            <text:p>Daily Living -- shoes</text:p>
          </table:table-cell>
          <table:table-cell table:style-name="ce1" office:value-type="string">
            <text:p>D04</text:p>
          </table:table-cell>
        </table:table-row>
        <table:table-row>
          <table:table-cell table:style-name="ce1" office:value-type="string">
            <text:p>PACIFIC PINES PRIMARY</text:p>
          </table:table-cell>
          <table:table-cell table:style-name="ce1" office:value-type="string">
            <text:p>Daily Living -- Education/Lessons</text:p>
          </table:table-cell>
          <table:table-cell table:style-name="ce1" office:value-type="string">
            <text:p>D05</text:p>
          </table:table-cell>
        </table:table-row>
        <table:table-row>
          <table:table-cell table:style-name="ce1" office:value-type="string">
            <text:p>KMART</text:p>
          </table:table-cell>
          <table:table-cell table:style-name="ce1" office:value-type="string">
            <text:p>Daily Living -- Groceries</text:p>
          </table:table-cell>
          <table:table-cell table:style-name="ce1" office:value-type="string">
            <text:p>D01</text:p>
          </table:table-cell>
        </table:table-row>
        <table:table-row>
          <table:table-cell table:style-name="ce1" office:value-type="string">
            <text:p>JUSTICE SPER</text:p>
          </table:table-cell>
          <table:table-cell table:style-name="ce1" office:value-type="string">
            <text:p>Transportation -- Fines</text:p>
          </table:table-cell>
          <table:table-cell table:style-name="ce1" office:value-type="string">
            <text:p>B07</text:p>
          </table:table-cell>
        </table:table-row>
        <table:table-row>
          <table:table-cell table:style-name="ce1" office:value-type="string">
            <text:p>WE BREW</text:p>
          </table:table-cell>
          <table:table-cell table:style-name="ce1" office:value-type="string">
            <text:p>Daily Living -- Groceries</text:p>
          </table:table-cell>
          <table:table-cell table:style-name="ce1" office:value-type="string">
            <text:p>D01</text:p>
          </table:table-cell>
        </table:table-row>
        <table:table-row>
          <table:table-cell table:style-name="ce1" office:value-type="string">
            <text:p>VODAFONE</text:p>
          </table:table-cell>
          <table:table-cell table:style-name="ce1" office:value-type="string">
            <text:p>Daily Living -- Mobile Phone Fee</text:p>
          </table:table-cell>
          <table:table-cell table:style-name="ce1" office:value-type="string">
            <text:p>D12</text:p>
          </table:table-cell>
        </table:table-row>
        <table:table-row>
          <table:table-cell table:style-name="ce1" office:value-type="string">
            <text:p>TMR REG RENEW</text:p>
          </table:table-cell>
          <table:table-cell table:style-name="ce1" office:value-type="string">
            <text:p>Transportation -- Registration</text:p>
          </table:table-cell>
          <table:table-cell table:style-name="ce1" office:value-type="string">
            <text:p>B03</text:p>
          </table:table-cell>
        </table:table-row>
        <table:table-row>
          <table:table-cell table:style-name="ce1" office:value-type="string">
            <text:p>OFFICEWORKS</text:p>
          </table:table-cell>
          <table:table-cell table:style-name="ce1" office:value-type="string">
            <text:p>Daily Living -- Office Supplies</text:p>
          </table:table-cell>
          <table:table-cell table:style-name="ce1" office:value-type="string">
            <text:p>D07</text:p>
          </table:table-cell>
        </table:table-row>
        <table:table-row>
          <table:table-cell table:style-name="ce1" office:value-type="string">
            <text:p>CHIKOR PTY LTD</text:p>
          </table:table-cell>
          <table:table-cell table:style-name="ce1" office:value-type="string">
            <text:p>Daily Living -- Dining/Eating Out</text:p>
          </table:table-cell>
          <table:table-cell table:style-name="ce1" office:value-type="string">
            <text:p>D06</text:p>
          </table:table-cell>
        </table:table-row>
        <table:table-row>
          <table:table-cell table:style-name="ce1" office:value-type="string">
            <text:p>WW PETROL</text:p>
          </table:table-cell>
          <table:table-cell table:style-name="ce1" office:value-type="string">
            <text:p>Transportation -- Fuel</text:p>
          </table:table-cell>
          <table:table-cell table:style-name="ce1" office:value-type="string">
            <text:p>B01</text:p>
          </table:table-cell>
        </table:table-row>
        <table:table-row>
          <table:table-cell table:style-name="ce1" office:value-type="string">
            <text:p>PACIFIC PINES CHEMM</text:p>
          </table:table-cell>
          <table:table-cell table:style-name="ce1" office:value-type="string">
            <text:p>Medical/Health -- Medicine/Drugs</text:p>
          </table:table-cell>
          <table:table-cell table:style-name="ce1" office:value-type="string">
            <text:p>C03</text:p>
          </table:table-cell>
        </table:table-row>
        <table:table-row>
          <table:table-cell table:style-name="ce1" office:value-type="string">
            <text:p>7-ELEVEN</text:p>
          </table:table-cell>
          <table:table-cell table:style-name="ce1" office:value-type="string">
            <text:p>Transportation -- Fuel</text:p>
          </table:table-cell>
          <table:table-cell table:style-name="ce1" office:value-type="string">
            <text:p>B01</text:p>
          </table:table-cell>
        </table:table-row>
        <table:table-row>
          <table:table-cell table:style-name="ce1" office:value-type="string">
            <text:p>COLES</text:p>
          </table:table-cell>
          <table:table-cell table:style-name="ce1" office:value-type="string">
            <text:p>Daily Living -- Groceries</text:p>
          </table:table-cell>
          <table:table-cell table:style-name="ce1" office:value-type="string">
            <text:p>D01</text:p>
          </table:table-cell>
        </table:table-row>
        <table:table-row>
          <table:table-cell table:style-name="ce1" office:value-type="string">
            <text:p>QAHS GENERAL ACCOUNT</text:p>
          </table:table-cell>
          <table:table-cell table:style-name="ce1" office:value-type="string">
            <text:p>Daily Living -- Education/Lessons</text:p>
          </table:table-cell>
          <table:table-cell table:style-name="ce1" office:value-type="string">
            <text:p>D05</text:p>
          </table:table-cell>
        </table:table-row>
        <table:table-row>
          <table:table-cell table:style-name="ce1" office:value-type="string">
            <text:p>QNMU MEMBERSHIP</text:p>
          </table:table-cell>
          <table:table-cell table:style-name="ce1" office:value-type="string">
            <text:p>Daily Living -- License Fee</text:p>
          </table:table-cell>
          <table:table-cell table:style-name="ce1" office:value-type="string">
            <text:p>D10</text:p>
          </table:table-cell>
        </table:table-row>
        <table:table-row>
          <table:table-cell table:style-name="ce1" office:value-type="string">
            <text:p>TELSTRA CORP</text:p>
          </table:table-cell>
          <table:table-cell table:style-name="ce1" office:value-type="string">
            <text:p>Housing Expenses -- Internet/Phone</text:p>
          </table:table-cell>
          <table:table-cell table:style-name="ce1" office:value-type="string">
            <text:p>A04</text:p>
          </table:table-cell>
        </table:table-row>
        <table:table-row>
          <table:table-cell table:style-name="ce1" office:value-type="string">
            <text:p>DOMINO</text:p>
          </table:table-cell>
          <table:table-cell table:style-name="ce1" office:value-type="string">
            <text:p>Daily Living -- Groceries</text:p>
          </table:table-cell>
          <table:table-cell table:style-name="ce1" office:value-type="string">
            <text:p>D01</text:p>
          </table:table-cell>
        </table:table-row>
        <table:table-row>
          <table:table-cell table:style-name="ce1" office:value-type="string">
            <text:p>PAYPAL</text:p>
          </table:table-cell>
          <table:table-cell table:style-name="ce1" office:value-type="string">
            <text:p>Daily Living -- Other</text:p>
          </table:table-cell>
          <table:table-cell table:style-name="ce1" office:value-type="string">
            <text:p>D99</text:p>
          </table:table-cell>
        </table:table-row>
        <table:table-row>
          <table:table-cell table:style-name="ce1" office:value-type="string">
            <text:p>MEDIBANK</text:p>
          </table:table-cell>
          <table:table-cell table:style-name="ce1" office:value-type="string">
            <text:p>Medical/Health -- Insurance</text:p>
          </table:table-cell>
          <table:table-cell table:style-name="ce1" office:value-type="string">
            <text:p>C01</text:p>
          </table:table-cell>
        </table:table-row>
        <table:table-row>
          <table:table-cell table:style-name="ce1" office:value-type="string">
            <text:p>MCDONALDS</text:p>
          </table:table-cell>
          <table:table-cell table:style-name="ce1" office:value-type="string">
            <text:p>Daily Living -- Dining/Eating Out</text:p>
          </table:table-cell>
          <table:table-cell table:style-name="ce1" office:value-type="string">
            <text:p>D06</text:p>
          </table:table-cell>
        </table:table-row>
        <table:table-row>
          <table:table-cell table:style-name="ce1" office:value-type="string">
            <text:p>DHC  INVESTMENT</text:p>
          </table:table-cell>
          <table:table-cell table:style-name="ce1" office:value-type="string">
            <text:p>Housing Expenses -- Rent</text:p>
          </table:table-cell>
          <table:table-cell table:style-name="ce1" office:value-type="string">
            <text:p>A02</text:p>
          </table:table-cell>
        </table:table-row>
        <table:table-row>
          <table:table-cell table:style-name="ce1" office:value-type="string">
            <text:p>JUMMPS</text:p>
          </table:table-cell>
          <table:table-cell table:style-name="ce1" office:value-type="string">
            <text:p>Entertainment -- Other</text:p>
          </table:table-cell>
          <table:table-cell table:style-name="ce1" office:value-type="string">
            <text:p>E99</text:p>
          </table:table-cell>
        </table:table-row>
        <table:table-row>
          <table:table-cell table:style-name="ce1" office:value-type="string">
            <text:p>GOODLIFE</text:p>
          </table:table-cell>
          <table:table-cell table:style-name="ce1" office:value-type="string">
            <text:p>Medical/Health -- Health Club</text:p>
          </table:table-cell>
          <table:table-cell table:style-name="ce1" office:value-type="string">
            <text:p>C04</text:p>
          </table:table-cell>
        </table:table-row>
        <table:table-row>
          <table:table-cell table:style-name="ce1" office:value-type="string">
            <text:p>FUNDS TFER</text:p>
          </table:table-cell>
          <table:table-cell table:style-name="ce1" office:value-type="string">
            <text:p>Saving -- Other</text:p>
          </table:table-cell>
          <table:table-cell table:style-name="ce1" office:value-type="string">
            <text:p>G99</text:p>
          </table:table-cell>
        </table:table-row>
        <table:table-row>
          <table:table-cell table:style-name="ce1" office:value-type="string">
            <text:p>COMMONWEALTH CARDS</text:p>
          </table:table-cell>
          <table:table-cell table:style-name="ce1" office:value-type="string">
            <text:p>Debt -- Credit Card</text:p>
          </table:table-cell>
          <table:table-cell table:style-name="ce1" office:value-type="string">
            <text:p>F01</text:p>
          </table:table-cell>
        </table:table-row>
      </table:table>
      <table:named-expressions/>
      <table:database-ranges>
        <table:database-range table:name="catagories" table:target-range-address="keywords.B2:keywords.B36" table:on-update-keep-styles="true" table:on-update-keep-size="false" table:orientation="column"/>
        <table:database-range table:name="code" table:target-range-address="keywords.C2:keywords.C36" table:on-update-keep-styles="true" table:on-update-keep-size="false" table:orientation="column"/>
        <table:database-range table:name="keys" table:target-range-address="keywords.A2:keywords.A36" table:on-update-keep-styles="true" table:on-update-keep-size="false" table:orientation="column"/>
        <table:database-range table:name="__Anonymous_Sheet_DB__1" table:target-range-address="keywords.E2:keywords.F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0" loext:min-decimal-places="0" number:min-integer-digits="2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2">00/00/0000</text:date>, <text:time style:data-style-name="N2" text:time-value="12:53:04.5043043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2T18:58:50.499960742</dc:date>
    <meta:editing-duration>PT5H50M41S</meta:editing-duration>
    <meta:editing-cycles>3</meta:editing-cycles>
    <meta:generator>LibreOffice/6.2.2.2$Linux_X86_64 LibreOffice_project/20$Build-2</meta:generator>
    <meta:document-statistic meta:table-count="2" meta:cell-count="721" meta:object-count="0"/>
  </office:meta>
</office:document-meta>
</file>